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Body)" svg:font-family="'Calibri (Body)'"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宋体" svg:font-family="宋体" style:font-family-generic="system" style:font-pitch="variable"/>
  </office:font-face-decls>
  <office:automatic-styles>
    <style:style style:name="Table1" style:family="table">
      <style:table-properties style:width="15.24cm" fo:margin-top="0cm" fo:margin-bottom="0cm" table:align="center" style:writing-mode="lr-tb"/>
    </style:style>
    <style:style style:name="Table1.A" style:family="table-column">
      <style:table-column-properties style:column-width="4.971cm"/>
    </style:style>
    <style:style style:name="Table1.B" style:family="table-column">
      <style:table-column-properties style:column-width="3.422cm"/>
    </style:style>
    <style:style style:name="Table1.D" style:family="table-column">
      <style:table-column-properties style:column-width="3.425cm"/>
    </style:style>
    <style:style style:name="Table1.1" style:family="table-row">
      <style:table-row-properties style:min-row-height="0.459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000000"/>
    </style:style>
    <style:style style:name="Table1.A2" style:family="table-cell">
      <style:table-cell-properties style:vertical-align="middle" fo:padding-left="0.191cm" fo:padding-right="0.191cm" fo:padding-top="0cm" fo:padding-bottom="0cm" fo:border="none"/>
    </style:style>
    <style:style style:name="Table2" style:family="table">
      <style:table-properties style:width="15.24cm" fo:margin-top="0cm" fo:margin-bottom="0cm" table:align="center" style:writing-mode="lr-tb"/>
    </style:style>
    <style:style style:name="Table2.A" style:family="table-column">
      <style:table-column-properties style:column-width="4.971cm"/>
    </style:style>
    <style:style style:name="Table2.B" style:family="table-column">
      <style:table-column-properties style:column-width="3.422cm"/>
    </style:style>
    <style:style style:name="Table2.D" style:family="table-column">
      <style:table-column-properties style:column-width="3.425cm"/>
    </style:style>
    <style:style style:name="Table2.1" style:family="table-row">
      <style:table-row-properties style:min-row-height="0.459cm" fo:keep-together="auto"/>
    </style:style>
    <style:style style:name="Table2.A1" style:family="table-cell">
      <style:table-cell-properties style:vertical-align="middle" fo:padding-left="0.191cm" fo:padding-right="0.191cm" fo:padding-top="0cm" fo:padding-bottom="0cm" fo:border-left="none" fo:border-right="none" fo:border-top="none" fo:border-bottom="0.5pt solid #000000"/>
    </style:style>
    <style:style style:name="Table2.A2" style:family="table-cell">
      <style:table-cell-properties style:vertical-align="middle"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name-asian="宋体" style:font-weight-asian="bold" style:font-size-complex="16pt"/>
    </style:style>
    <style:style style:name="P5" style:family="paragraph" style:parent-style-name="Standard">
      <style:text-properties style:font-weight-complex="bold"/>
    </style:style>
    <style:style style:name="P6" style:family="paragraph" style:parent-style-name="Standard">
      <style:paragraph-properties>
        <style:tab-stops>
          <style:tab-stop style:position="6.385cm"/>
        </style:tab-stops>
      </style:paragraph-properties>
      <style:text-properties style:font-name-asian="MS Mincho"/>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style:font-name="Arial" fo:font-size="1pt" style:font-size-asian="1pt" style:font-name-complex="Arial1" style:font-size-complex="1pt"/>
    </style:style>
    <style:style style:name="P10" style:family="paragraph" style:parent-style-name="Standard">
      <style:text-properties fo:font-size="11pt" fo:font-weight="bold" style:font-size-asian="11pt" style:font-weight-asian="bold" style:font-name-complex="Arial1" style:font-size-complex="11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text-align="center" style:justify-single-word="false" fo:break-before="page"/>
    </style:style>
    <style:style style:name="P14" style:family="paragraph" style:parent-style-name="Standard">
      <style:paragraph-properties fo:text-align="center" style:justify-single-word="false" fo:break-before="page"/>
      <style:text-properties style:font-name="Arial" fo:font-size="1pt" style:font-size-asian="1pt" style:font-name-complex="Arial1" style:font-size-complex="1pt"/>
    </style:style>
    <style:style style:name="P15" style:family="paragraph" style:parent-style-name="Heading_20_1">
      <style:paragraph-properties fo:break-before="page"/>
    </style:style>
    <style:style style:name="P16" style:family="paragraph" style:parent-style-name="APA_20_Flush_20_Left">
      <style:paragraph-properties fo:text-align="center" style:justify-single-word="false" fo:break-before="page"/>
    </style:style>
    <style:style style:name="P17" style:family="paragraph" style:parent-style-name="Single_20_Spaced_20_Centered">
      <style:paragraph-properties fo:break-before="page"/>
    </style:style>
    <style:style style:name="P18" style:family="paragraph" style:parent-style-name="Single_20_Spaced_20_Centered">
      <style:paragraph-properties fo:break-before="page"/>
      <style:text-properties fo:font-weight="bold" style:font-weight-asian="bold" style:font-weight-complex="bold"/>
    </style:style>
    <style:style style:name="P19" style:family="paragraph" style:parent-style-name="Standard">
      <style:paragraph-properties fo:margin-left="0cm" fo:margin-right="-0.318cm" fo:text-indent="0cm" style:auto-text-indent="false"/>
    </style:style>
    <style:style style:name="P20" style:family="paragraph" style:parent-style-name="Standard">
      <style:paragraph-properties fo:margin-left="-1.27cm" fo:margin-right="0cm" fo:text-indent="0cm" style:auto-text-indent="false"/>
      <style:text-properties style:font-weight-complex="bold"/>
    </style:style>
    <style:style style:name="P21" style:family="paragraph" style:parent-style-name="Heading_20_1">
      <style:paragraph-properties fo:line-height="100%"/>
    </style:style>
    <style:style style:name="P22" style:family="paragraph" style:parent-style-name="Heading_20_1">
      <style:paragraph-properties fo:line-height="100%"/>
      <style:text-properties fo:font-weight="normal" style:font-weight-asian="normal" style:font-weight-complex="normal"/>
    </style:style>
    <style:style style:name="P23" style:family="paragraph" style:parent-style-name="Heading_20_3">
      <style:paragraph-properties fo:line-height="200%"/>
    </style:style>
    <style:style style:name="P24" style:family="paragraph" style:parent-style-name="Heading_20_3">
      <style:text-properties officeooo:rsid="00704703" officeooo:paragraph-rsid="00704703"/>
    </style:style>
    <style:style style:name="P25" style:family="paragraph" style:parent-style-name="APA_20_Body_20_Text">
      <style:text-properties style:font-name-asian="宋体" style:font-size-complex="16pt"/>
    </style:style>
    <style:style style:name="P26" style:family="paragraph" style:parent-style-name="APA_20_Body_20_Text">
      <style:text-properties officeooo:paragraph-rsid="001d1fa6"/>
    </style:style>
    <style:style style:name="P27" style:family="paragraph" style:parent-style-name="APA_20_Body_20_Text">
      <style:text-properties officeooo:paragraph-rsid="001fba9c"/>
    </style:style>
    <style:style style:name="P28" style:family="paragraph" style:parent-style-name="APA_20_Body_20_Text">
      <style:text-properties officeooo:paragraph-rsid="003deda2"/>
    </style:style>
    <style:style style:name="P29" style:family="paragraph" style:parent-style-name="APA_20_Body_20_Text">
      <style:text-properties officeooo:paragraph-rsid="004d3d7a"/>
    </style:style>
    <style:style style:name="P30" style:family="paragraph" style:parent-style-name="APA_20_Body_20_Text">
      <style:text-properties officeooo:paragraph-rsid="0071631b"/>
    </style:style>
    <style:style style:name="P31" style:family="paragraph" style:parent-style-name="APA_20_Body_20_Text">
      <style:text-properties officeooo:paragraph-rsid="007191cb"/>
    </style:style>
    <style:style style:name="P32" style:family="paragraph" style:parent-style-name="APA_20_Body_20_Text">
      <style:text-properties officeooo:paragraph-rsid="007bd420"/>
    </style:style>
    <style:style style:name="P33" style:family="paragraph" style:parent-style-name="APA_20_Hypotheis_20_List">
      <style:text-properties officeooo:paragraph-rsid="0071631b"/>
    </style:style>
    <style:style style:name="P34" style:family="paragraph" style:parent-style-name="APA_20_RQ_20_List">
      <style:text-properties officeooo:paragraph-rsid="006c9695"/>
    </style:style>
    <style:style style:name="P35" style:family="paragraph" style:parent-style-name="APA_20_RQ_20_List">
      <style:text-properties officeooo:paragraph-rsid="0071631b"/>
    </style:style>
    <style:style style:name="P36" style:family="paragraph" style:parent-style-name="APA_20_Heading_20_Center">
      <style:text-properties officeooo:rsid="007d7beb" officeooo:paragraph-rsid="007d7beb"/>
    </style:style>
    <style:style style:name="P37" style:family="paragraph" style:parent-style-name="Contents_20_1">
      <style:paragraph-properties>
        <style:tab-stops>
          <style:tab-stop style:position="15.24cm" style:type="right" style:leader-style="dotted" style:leader-text="."/>
        </style:tab-stops>
      </style:paragraph-properties>
    </style:style>
    <style:style style:name="P38" style:family="paragraph" style:parent-style-name="Contents_20_2">
      <style:paragraph-properties>
        <style:tab-stops>
          <style:tab-stop style:position="15.24cm" style:type="right" style:leader-style="dotted" style:leader-text="."/>
        </style:tab-stops>
      </style:paragraph-properties>
    </style:style>
    <style:style style:name="P39" style:family="paragraph" style:parent-style-name="Contents_20_3">
      <style:paragraph-properties>
        <style:tab-stops>
          <style:tab-stop style:position="15.24cm" style:type="right" style:leader-style="dotted" style:leader-text="."/>
        </style:tab-stops>
      </style:paragraph-properties>
    </style:style>
    <style:style style:name="P40" style:family="paragraph" style:parent-style-name="APA_20_Flush_20_Left">
      <style:paragraph-properties fo:text-align="center" style:justify-single-word="false"/>
    </style:style>
    <style:style style:name="P41" style:family="paragraph" style:parent-style-name="APA_20_Flush_20_Left">
      <style:paragraph-properties>
        <style:tab-stops>
          <style:tab-stop style:position="15.24cm" style:type="right" style:leader-style="dotted" style:leader-text="."/>
        </style:tab-stops>
      </style:paragraph-properties>
    </style:style>
    <style:style style:name="P42" style:family="paragraph" style:parent-style-name="Single_20_Spaced_20_Centered">
      <style:paragraph-properties fo:text-align="start" style:justify-single-word="false"/>
    </style:style>
    <style:style style:name="P43" style:family="paragraph" style:parent-style-name="Single_20_Spaced_20_Centered">
      <style:paragraph-properties fo:text-align="start" style:justify-single-word="false"/>
      <style:text-properties fo:font-style="italic" style:font-style-asian="italic" style:font-style-complex="italic"/>
    </style:style>
    <style:style style:name="P44" style:family="paragraph" style:parent-style-name="Table_20_Text">
      <style:text-properties fo:font-style="italic" style:font-style-asian="italic"/>
    </style:style>
    <style:style style:name="P45" style:family="paragraph" style:parent-style-name="Standard" style:master-page-name="Converted2">
      <style:paragraph-properties fo:text-align="center" style:justify-single-word="false" style:page-number="3"/>
    </style:style>
    <style:style style:name="P46" style:family="paragraph" style:parent-style-name="Standard">
      <style:paragraph-properties fo:text-align="center" style:justify-single-word="false"/>
      <style:text-properties fo:font-size="10pt" style:font-size-asian="10pt" style:font-size-complex="10pt"/>
    </style:style>
    <style:style style:name="P47" style:family="paragraph" style:parent-style-name="Standard">
      <style:paragraph-properties fo:text-align="center" style:justify-single-word="false"/>
      <style:text-properties fo:font-size="8pt" fo:font-style="italic" style:font-size-asian="8pt" style:font-style-asian="italic" style:font-size-complex="8pt"/>
    </style:style>
    <style:style style:name="P48" style:family="paragraph" style:parent-style-name="Standard">
      <style:text-properties style:font-weight-complex="bold"/>
    </style:style>
    <style:style style:name="P49" style:family="paragraph" style:parent-style-name="Standard">
      <style:text-properties fo:font-weight="bold" style:font-weight-asian="bold" style:font-weight-complex="bold"/>
    </style:style>
    <style:style style:name="P50" style:family="paragraph" style:parent-style-name="Standard" style:master-page-name="">
      <loext:graphic-properties draw:fill="none"/>
      <style:paragraph-properties fo:margin-left="0cm" fo:margin-right="0cm" fo:margin-top="0cm" fo:margin-bottom="0cm" loext:contextual-spacing="true" fo:text-align="start" style:justify-single-word="false" fo:orphans="2" fo:widows="2" fo:text-indent="0cm" style:auto-text-indent="false" style:page-number="auto" fo:background-color="transparent" style:writing-mode="lr-tb"/>
      <style:text-properties fo:font-size="10pt" officeooo:paragraph-rsid="004413d3" style:font-size-asian="10pt" style:font-size-complex="10pt"/>
    </style:style>
    <style:style style:name="P51" style:family="paragraph" style:parent-style-name="Standard">
      <loext:graphic-properties draw:fill="none"/>
      <style:paragraph-properties fo:margin-left="0cm" fo:margin-right="0cm" fo:margin-top="0cm" fo:margin-bottom="0cm" loext:contextual-spacing="true" fo:text-align="start" style:justify-single-word="false" fo:orphans="2" fo:widows="2" fo:text-indent="0cm" style:auto-text-indent="false" fo:background-color="transparent" style:writing-mode="lr-tb"/>
      <style:text-properties fo:font-size="10pt" officeooo:paragraph-rsid="004413d3" style:font-size-asian="10pt" style:font-size-complex="10pt"/>
    </style:style>
    <style:style style:name="P52" style:family="paragraph" style:parent-style-name="APA_20_Body_20_Text">
      <style:text-properties style:font-name="TimesNewRomanPSMT" style:font-name-complex="TimesNewRomanPSMT1"/>
    </style:style>
    <style:style style:name="P53" style:family="paragraph" style:parent-style-name="APA" style:master-page-name="First_20_Page">
      <style:paragraph-properties style:page-number="3"/>
      <style:text-properties officeooo:paragraph-rsid="007eb146"/>
    </style:style>
    <style:style style:name="P54" style:family="paragraph" style:parent-style-name="APA">
      <style:text-properties officeooo:rsid="007eb146"/>
    </style:style>
    <style:style style:name="P55" style:family="paragraph" style:parent-style-name="APA_20_Flush_20_Left">
      <style:text-properties style:font-name="TimesNewRomanPSMT" style:font-name-complex="TimesNewRomanPSMT1"/>
    </style:style>
    <style:style style:name="P56" style:family="paragraph" style:parent-style-name="Single_20_Spaced_20_Centered" style:master-page-name="Converted3">
      <style:paragraph-properties style:page-number="1"/>
    </style:style>
    <style:style style:name="P57" style:family="paragraph">
      <loext:graphic-properties draw:fill-color="#ffffff"/>
    </style:style>
    <style:style style:name="P58" style:family="paragraph">
      <loext:graphic-properties draw:fill-color="#ffffff"/>
      <style:text-properties fo:font-size="12pt"/>
    </style:style>
    <style:style style:name="T1" style:family="text">
      <style:text-properties fo:font-style="italic" style:font-style-asian="italic"/>
    </style:style>
    <style:style style:name="T2" style:family="text">
      <style:text-properties style:text-position="sub 58%"/>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fo:language="en" fo:country="none" fo:font-style="italic" officeooo:rsid="00805a4b" style:font-style-asian="italic" style:font-style-complex="italic"/>
    </style:style>
    <style:style style:name="T6" style:family="text">
      <style:text-properties fo:language="en" fo:country="none" officeooo:rsid="00805a4b"/>
    </style:style>
    <style:style style:name="T7" style:family="text">
      <style:text-properties style:font-weight-complex="bold"/>
    </style:style>
    <style:style style:name="T8" style:family="text">
      <style:text-properties officeooo:rsid="0018423e"/>
    </style:style>
    <style:style style:name="T9" style:family="text">
      <style:text-properties officeooo:rsid="004d3d7a"/>
    </style:style>
    <style:style style:name="T10" style:family="text">
      <style:text-properties officeooo:rsid="0054860a"/>
    </style:style>
    <style:style style:name="T11" style:family="text">
      <style:text-properties style:font-name="Liberation Serif1"/>
    </style:style>
    <style:style style:name="T12" style:family="text">
      <style:text-properties officeooo:rsid="007d7beb"/>
    </style:style>
    <style:style style:name="T13" style:family="text">
      <style:text-properties officeooo:rsid="007eb146"/>
    </style:style>
    <style:style style:name="T14" style:family="text">
      <style:text-properties officeooo:rsid="0087452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0.542cm" fo:min-width="2.8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0.515cm" fo:min-width="4.2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0.596cm" fo:min-width="6.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0.542cm" fo:min-width="6.2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ffffff" draw:textarea-horizontal-align="justify" draw:textarea-vertical-align="middle" draw:auto-grow-height="false" fo:min-height="0.542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ffff" draw:textarea-horizontal-align="justify" draw:textarea-vertical-align="middle" draw:auto-grow-height="false" fo:min-height="0.411cm" fo:min-width="8.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ffffff" draw:textarea-horizontal-align="justify" draw:textarea-vertical-align="middle" draw:auto-grow-height="false" fo:min-height="0.46cm" fo:min-width="4.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ffffff" draw:textarea-horizontal-align="justify" draw:textarea-vertical-align="middle" draw:auto-grow-height="false" fo:min-height="0.598cm" fo:min-width="8.2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ffffff" draw:textarea-horizontal-align="justify" draw:textarea-vertical-align="middle" draw:auto-grow-height="false" fo:min-height="0.538cm" fo:min-width="11.5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13">DISSERTATION TITLE GOES HERE</text:span><text:bookmark-start text:name="bmTitlePageName"/></text:p>
      <text:p text:style-name="APA"/>
      <text:p text:style-name="APA">by</text:p>
      <text:p text:style-name="APA"/>
      <text:p text:style-name="P54">Your First-name Your Last-name<text:bookmark-end text:name="bmTitlePageName"/></text:p>
      <text:p text:style-name="APA"/>
      <text:p text:style-name="APA">Copyright <text:span text:style-name="T13">Year</text:span><text:bookmark-start text:name="bmTitleAdd1"/></text:p>
      <text:p text:style-name="APA"/>
      <text:p text:style-name="APA"/>
      <text:p text:style-name="APA"/>
      <text:p text:style-name="APA"/>
      <text:p text:style-name="APA"/>
      <text:p text:style-name="APA"/>
      <text:p text:style-name="APA_20_Heading_20_Center">A Dissertation Presented in Partial Fulfillment <text:bookmark-end text:name="bmTitleAdd1"/></text:p>
      <text:p text:style-name="APA">of the Requirements for the Degree</text:p>
      <text:p text:style-name="APA">Doctor of <text:s/><text:span text:style-name="T13">Degree Major</text:span></text:p>
      <text:p text:style-name="APA"/>
      <text:p text:style-name="APA"/>
      <text:p text:style-name="APA"/>
      <text:p text:style-name="APA"/>
      <text:p text:style-name="APA"/>
      <text:p text:style-name="APA">University <text:span text:style-name="T13">Name</text:span><text:bookmark-start text:name="bmTitleAdd3"/></text:p>
      <text:p text:style-name="APA"/>
      <text:p text:style-name="P12"/>
      <text:p text:style-name="P13">The Dissertation Committee for <text:span text:style-name="T12">First-name Last-name</text:span> certifies approval for the following dissertation:</text:p>
      <text:p text:style-name="P3"/>
      <text:p text:style-name="P3"/>
      <text:p text:style-name="P36"><text:span text:style-name="T14">DISSERTATION </text:span>TITLE GOES HERE</text:p>
      <text:p text:style-name="APA"/>
      <text:p text:style-name="APA"/>
      <text:p text:style-name="APA"/>
      <text:p text:style-name="Standard">Committee:</text:p>
      <text:p text:style-name="P3"><text:span text:style-name="T12">First Last</text:span>, PhD, Chair</text:p>
      <text:p text:style-name="P3"/>
      <text:p text:style-name="P3"><text:span text:style-name="T12">First</text:span> <text:span text:style-name="T12">Last</text:span>, PhD, Committee Member</text:p>
      <text:p text:style-name="P3"/>
      <text:p text:style-name="P3"><text:span text:style-name="T12">First</text:span> <text:span text:style-name="T12">Last</text:span>, PhD, Committee Member</text:p>
      <text:p text:style-name="Standard"/>
      <text:p text:style-name="Standard"/>
      <text:p text:style-name="Standard">____________________________</text:p>
      <text:p text:style-name="Standard"><text:span text:style-name="T12">First</text:span> <text:span text:style-name="T12">Last</text:span></text:p>
      <text:p text:style-name="Standard"/>
      <text:p text:style-name="Standard">____________________________</text:p>
      <text:p text:style-name="Standard"><text:span text:style-name="T12">First</text:span> <text:span text:style-name="T12">Last</text:span></text:p>
      <text:p text:style-name="Standard"/>
      <text:p text:style-name="Standard">____________________________</text:p>
      <text:p text:style-name="Standard"><text:span text:style-name="T12">First</text:span> <text:span text:style-name="T12">Last</text:span></text:p>
      <text:p text:style-name="Standard"/>
      <text:p text:style-name="Standard">____________________________</text:p>
      <text:p text:style-name="Standard"><text:span text:style-name="T12">First</text:span> <text:span text:style-name="T12">X</text:span>. <text:span text:style-name="T12">Last</text:span>, PhD</text:p>
      <text:p text:style-name="Standard">Academic Dean, School of Advanced Studies</text:p>
      <text:p text:style-name="Standard">University <text:span text:style-name="T12">Name</text:span></text:p>
      <text:p text:style-name="Standard"/>
      <text:p text:style-name="Standard"/>
      <text:p text:style-name="Standard"/>
      <text:p text:style-name="Standard">Date Approved: ___________</text:p>
      <text:p text:style-name="Standard"/>
      <text:p text:style-name="P45">ABSTRACT</text:p>
      <text:p text:style-name="P3"/>
      <text:p text:style-name="APA_20_Flush_20_Lef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6">DEDICATION</text:p>
      <text:p text:style-name="P3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OC_20_Heading"/>
      <text:p text:style-name="P16">ACKNOWLEDGEMENTS</text:p>
      <text:p text:style-name="P32"><text:bookmark-end text:name="bmTitleAdd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6">TABLE OF CONTENTS</text:p>
      <text:p text:style-name="APA_20_Flush_20_Left">Contents <text:s text:c="121"/>Page</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12337_2816866362" text:style-name="Index_20_Link" text:visited-style-name="Index_20_Link">List of Tables<text:tab/>x</text:a></text:p>
          <text:p text:style-name="P37"><text:a xlink:type="simple" xlink:href="#__RefHeading___Toc12419_2816866362" text:style-name="Index_20_Link" text:visited-style-name="Index_20_Link">Chapter 1: Introduction<text:tab/>1</text:a></text:p>
          <text:p text:style-name="P38"><text:a xlink:type="simple" xlink:href="#__RefHeading___Toc12151_2816866362" text:style-name="Index_20_Link" text:visited-style-name="Index_20_Link">Background<text:tab/>1</text:a></text:p>
          <text:p text:style-name="P38"><text:a xlink:type="simple" xlink:href="#__RefHeading___Toc12153_2816866362" text:style-name="Index_20_Link" text:visited-style-name="Index_20_Link">Problem Statement<text:tab/>1</text:a></text:p>
          <text:p text:style-name="P39"><text:a xlink:type="simple" xlink:href="#__RefHeading___Toc12599_2816866362" text:style-name="Index_20_Link" text:visited-style-name="Index_20_Link">General Problem<text:tab/>1</text:a></text:p>
          <text:p text:style-name="P39"><text:a xlink:type="simple" xlink:href="#__RefHeading___Toc12601_2816866362" text:style-name="Index_20_Link" text:visited-style-name="Index_20_Link">Specific Problem<text:tab/>2</text:a></text:p>
          <text:p text:style-name="P38"><text:a xlink:type="simple" xlink:href="#__RefHeading___Toc12155_2816866362" text:style-name="Index_20_Link" text:visited-style-name="Index_20_Link">Purpose of the Study<text:tab/>2</text:a></text:p>
          <text:p text:style-name="P38"><text:a xlink:type="simple" xlink:href="#__RefHeading___Toc12157_2816866362" text:style-name="Index_20_Link" text:visited-style-name="Index_20_Link">Research Questions<text:tab/>2</text:a></text:p>
          <text:p text:style-name="P38"><text:a xlink:type="simple" xlink:href="#__RefHeading___Toc12159_2816866362" text:style-name="Index_20_Link" text:visited-style-name="Index_20_Link">Hypothesis<text:tab/>3</text:a></text:p>
          <text:p text:style-name="P38"><text:a xlink:type="simple" xlink:href="#__RefHeading___Toc12161_2816866362" text:style-name="Index_20_Link" text:visited-style-name="Index_20_Link">Data Collection<text:tab/>3</text:a></text:p>
          <text:p text:style-name="P38"><text:a xlink:type="simple" xlink:href="#__RefHeading___Toc12163_2816866362" text:style-name="Index_20_Link" text:visited-style-name="Index_20_Link">Contribution to Knowledge<text:tab/>3</text:a></text:p>
          <text:p text:style-name="P38"><text:a xlink:type="simple" xlink:href="#__RefHeading___Toc12165_2816866362" text:style-name="Index_20_Link" text:visited-style-name="Index_20_Link">Population and Sampling<text:tab/>4</text:a></text:p>
          <text:p text:style-name="P38"><text:a xlink:type="simple" xlink:href="#__RefHeading___Toc12167_2816866362" text:style-name="Index_20_Link" text:visited-style-name="Index_20_Link">Review of Relevant Scholarship<text:tab/>4</text:a></text:p>
          <text:p text:style-name="P38"><text:a xlink:type="simple" xlink:href="#__RefHeading___Toc12169_2816866362" text:style-name="Index_20_Link" text:visited-style-name="Index_20_Link">Overview of Research Methodology and Design<text:tab/>4</text:a></text:p>
          <text:p text:style-name="P38"><text:a xlink:type="simple" xlink:href="#__RefHeading___Toc12171_2816866362" text:style-name="Index_20_Link" text:visited-style-name="Index_20_Link">Contribution to the Field or Discipline<text:tab/>5</text:a></text:p>
          <text:p text:style-name="P38"><text:a xlink:type="simple" xlink:href="#__RefHeading___Toc12173_2816866362" text:style-name="Index_20_Link" text:visited-style-name="Index_20_Link">Definition of Terms<text:tab/>5</text:a></text:p>
          <text:p text:style-name="P38"><text:a xlink:type="simple" xlink:href="#__RefHeading___Toc12175_2816866362" text:style-name="Index_20_Link" text:visited-style-name="Index_20_Link">Assumptions<text:tab/>5</text:a></text:p>
          <text:p text:style-name="P38"><text:a xlink:type="simple" xlink:href="#__RefHeading___Toc12177_2816866362" text:style-name="Index_20_Link" text:visited-style-name="Index_20_Link">Scope<text:tab/>6</text:a></text:p>
          <text:p text:style-name="P38"><text:a xlink:type="simple" xlink:href="#__RefHeading___Toc12179_2816866362" text:style-name="Index_20_Link" text:visited-style-name="Index_20_Link">Limitations<text:tab/>6</text:a></text:p>
          <text:p text:style-name="P38"><text:a xlink:type="simple" xlink:href="#__RefHeading___Toc12181_2816866362" text:style-name="Index_20_Link" text:visited-style-name="Index_20_Link">Delimitations<text:tab/>6</text:a></text:p>
          <text:p text:style-name="P38"><text:a xlink:type="simple" xlink:href="#__RefHeading___Toc12183_2816866362" text:style-name="Index_20_Link" text:visited-style-name="Index_20_Link">Summary<text:tab/>7</text:a></text:p>
          <text:p text:style-name="P37"><text:soft-page-break/><text:a xlink:type="simple" xlink:href="#__RefHeading___Toc12469_2816866362" text:style-name="Index_20_Link" text:visited-style-name="Index_20_Link">Chapter 2: Review of the Literature<text:tab/>8</text:a></text:p>
          <text:p text:style-name="P38"><text:a xlink:type="simple" xlink:href="#__RefHeading___Toc12189_2816866362" text:style-name="Index_20_Link" text:visited-style-name="Index_20_Link">Background<text:tab/>8</text:a></text:p>
          <text:p text:style-name="P38"><text:a xlink:type="simple" xlink:href="#__RefHeading___Toc12191_2816866362" text:style-name="Index_20_Link" text:visited-style-name="Index_20_Link">Characteristics of Training<text:tab/>8</text:a></text:p>
          <text:p text:style-name="P39"><text:a xlink:type="simple" xlink:href="#__RefHeading___Toc12197_2816866362" text:style-name="Index_20_Link" text:visited-style-name="Index_20_Link">Subtopic<text:tab/>8</text:a></text:p>
          <text:p text:style-name="P39"><text:a xlink:type="simple" xlink:href="#__RefHeading___Toc12199_2816866362" text:style-name="Index_20_Link" text:visited-style-name="Index_20_Link">Subtopic<text:tab/>9</text:a></text:p>
          <text:p text:style-name="P38"><text:a xlink:type="simple" xlink:href="#__RefHeading___Toc12209_2816866362" text:style-name="Index_20_Link" text:visited-style-name="Index_20_Link">Conceptual Framework<text:tab/>9</text:a></text:p>
          <text:p text:style-name="P38"><text:a xlink:type="simple" xlink:href="#__RefHeading___Toc12211_2816866362" text:style-name="Index_20_Link" text:visited-style-name="Index_20_Link">Sharing Knowledge<text:tab/>9</text:a></text:p>
          <text:p text:style-name="P38"><text:a xlink:type="simple" xlink:href="#__RefHeading___Toc12213_2816866362" text:style-name="Index_20_Link" text:visited-style-name="Index_20_Link">Summary<text:tab/>10</text:a></text:p>
          <text:p text:style-name="P37"><text:a xlink:type="simple" xlink:href="#__RefHeading___Toc12959_2816866362" text:style-name="Index_20_Link" text:visited-style-name="Index_20_Link">Chapter 3: Methodology<text:tab/>11</text:a></text:p>
          <text:p text:style-name="P38"><text:a xlink:type="simple" xlink:href="#__RefHeading___Toc12219_2816866362" text:style-name="Index_20_Link" text:visited-style-name="Index_20_Link">Research Question<text:tab/>11</text:a></text:p>
          <text:p text:style-name="P38"><text:a xlink:type="simple" xlink:href="#__RefHeading___Toc12221_2816866362" text:style-name="Index_20_Link" text:visited-style-name="Index_20_Link">Hypothesis<text:tab/>11</text:a></text:p>
          <text:p text:style-name="P38"><text:a xlink:type="simple" xlink:href="#__RefHeading___Toc12223_2816866362" text:style-name="Index_20_Link" text:visited-style-name="Index_20_Link">Research Method<text:tab/>12</text:a></text:p>
          <text:p text:style-name="P38"><text:a xlink:type="simple" xlink:href="#__RefHeading___Toc12225_2816866362" text:style-name="Index_20_Link" text:visited-style-name="Index_20_Link"><text:s/>Research Design<text:tab/>12</text:a></text:p>
          <text:p text:style-name="P38"><text:a xlink:type="simple" xlink:href="#__RefHeading___Toc12227_2816866362" text:style-name="Index_20_Link" text:visited-style-name="Index_20_Link">Population and Sampling<text:tab/>13</text:a></text:p>
          <text:p text:style-name="P38"><text:a xlink:type="simple" xlink:href="#__RefHeading___Toc12229_2816866362" text:style-name="Index_20_Link" text:visited-style-name="Index_20_Link">Ethical Considerations<text:tab/>13</text:a></text:p>
          <text:p text:style-name="P38"><text:a xlink:type="simple" xlink:href="#__RefHeading___Toc12231_2816866362" text:style-name="Index_20_Link" text:visited-style-name="Index_20_Link">Informed Consent/Confidentially<text:tab/>13</text:a></text:p>
          <text:p text:style-name="P38"><text:a xlink:type="simple" xlink:href="#__RefHeading___Toc12233_2816866362" text:style-name="Index_20_Link" text:visited-style-name="Index_20_Link">Instrumentation<text:tab/>14</text:a></text:p>
          <text:p text:style-name="P38"><text:a xlink:type="simple" xlink:href="#__RefHeading___Toc12235_2816866362" text:style-name="Index_20_Link" text:visited-style-name="Index_20_Link">Validity and Reliability<text:tab/>14</text:a></text:p>
          <text:p text:style-name="P38"><text:a xlink:type="simple" xlink:href="#__RefHeading___Toc12237_2816866362" text:style-name="Index_20_Link" text:visited-style-name="Index_20_Link">Data Collection<text:tab/>14</text:a></text:p>
          <text:p text:style-name="P38"><text:a xlink:type="simple" xlink:href="#__RefHeading___Toc12239_2816866362" text:style-name="Index_20_Link" text:visited-style-name="Index_20_Link">Data Analysis<text:tab/>15</text:a></text:p>
          <text:p text:style-name="P38"><text:a xlink:type="simple" xlink:href="#__RefHeading___Toc13989_2816866362" text:style-name="Index_20_Link" text:visited-style-name="Index_20_Link">Summary<text:tab/>15</text:a></text:p>
          <text:p text:style-name="P37"><text:a xlink:type="simple" xlink:href="#__RefHeading___Toc12907_2816866362" text:style-name="Index_20_Link" text:visited-style-name="Index_20_Link">Chapter 4: Results<text:tab/>16</text:a></text:p>
          <text:p text:style-name="P38"><text:a xlink:type="simple" xlink:href="#__RefHeading___Toc12247_2816866362" text:style-name="Index_20_Link" text:visited-style-name="Index_20_Link">Population/Sample<text:tab/>16</text:a></text:p>
          <text:p text:style-name="P38"><text:soft-page-break/><text:a xlink:type="simple" xlink:href="#__RefHeading___Toc12249_2816866362" text:style-name="Index_20_Link" text:visited-style-name="Index_20_Link">Data Collection Methods<text:tab/>16</text:a></text:p>
          <text:p text:style-name="P38"><text:a xlink:type="simple" xlink:href="#__RefHeading___Toc12251_2816866362" text:style-name="Index_20_Link" text:visited-style-name="Index_20_Link">Findings<text:tab/>17</text:a></text:p>
          <text:p text:style-name="P38"><text:a xlink:type="simple" xlink:href="#__RefHeading___Toc12253_2816866362" text:style-name="Index_20_Link" text:visited-style-name="Index_20_Link">Data Analysis Procedure<text:tab/>17</text:a></text:p>
          <text:p text:style-name="P38"><text:a xlink:type="simple" xlink:href="#__RefHeading___Toc12255_2816866362" text:style-name="Index_20_Link" text:visited-style-name="Index_20_Link">Statistical Tests<text:tab/>17</text:a></text:p>
          <text:p text:style-name="P38"><text:a xlink:type="simple" xlink:href="#__RefHeading___Toc12257_2816866362" text:style-name="Index_20_Link" text:visited-style-name="Index_20_Link">Response Rate<text:tab/>18</text:a></text:p>
          <text:p text:style-name="P38"><text:a xlink:type="simple" xlink:href="#__RefHeading___Toc12259_2816866362" text:style-name="Index_20_Link" text:visited-style-name="Index_20_Link">Research Questions/Results<text:tab/>18</text:a></text:p>
          <text:p text:style-name="P38"><text:a xlink:type="simple" xlink:href="#__RefHeading___Toc12261_2816866362" text:style-name="Index_20_Link" text:visited-style-name="Index_20_Link"><text:s/>Hypothesis<text:tab/>19</text:a></text:p>
          <text:p text:style-name="P38"><text:a xlink:type="simple" xlink:href="#__RefHeading___Toc12265_2816866362" text:style-name="Index_20_Link" text:visited-style-name="Index_20_Link">Conclusion<text:tab/>20</text:a></text:p>
          <text:p text:style-name="P38"><text:a xlink:type="simple" xlink:href="#__RefHeading___Toc12267_2816866362" text:style-name="Index_20_Link" text:visited-style-name="Index_20_Link">Summary<text:tab/>20</text:a></text:p>
          <text:p text:style-name="P37"><text:a xlink:type="simple" xlink:href="#__RefHeading___Toc12909_2816866362" text:style-name="Index_20_Link" text:visited-style-name="Index_20_Link">Chapter 5: Conclusions and Recommendations<text:tab/>22</text:a></text:p>
          <text:p text:style-name="P38"><text:a xlink:type="simple" xlink:href="#__RefHeading___Toc12273_2816866362" text:style-name="Index_20_Link" text:visited-style-name="Index_20_Link">Reflection of the Framework<text:tab/>22</text:a></text:p>
          <text:p text:style-name="P38"><text:a xlink:type="simple" xlink:href="#__RefHeading___Toc12275_2816866362" text:style-name="Index_20_Link" text:visited-style-name="Index_20_Link">Synopsis<text:tab/>22</text:a></text:p>
          <text:p text:style-name="P38"><text:a xlink:type="simple" xlink:href="#__RefHeading___Toc12277_2816866362" text:style-name="Index_20_Link" text:visited-style-name="Index_20_Link">Discussion<text:tab/>23</text:a></text:p>
          <text:p text:style-name="P38"><text:a xlink:type="simple" xlink:href="#__RefHeading___Toc12279_2816866362" text:style-name="Index_20_Link" text:visited-style-name="Index_20_Link">Implications<text:tab/>23</text:a></text:p>
          <text:p text:style-name="P38"><text:a xlink:type="simple" xlink:href="#__RefHeading___Toc12281_2816866362" text:style-name="Index_20_Link" text:visited-style-name="Index_20_Link">Significance of the Study<text:tab/>23</text:a></text:p>
          <text:p text:style-name="P38"><text:a xlink:type="simple" xlink:href="#__RefHeading___Toc12283_2816866362" text:style-name="Index_20_Link" text:visited-style-name="Index_20_Link">Limitations<text:tab/>24</text:a></text:p>
          <text:p text:style-name="P38"><text:a xlink:type="simple" xlink:href="#__RefHeading___Toc12285_2816866362" text:style-name="Index_20_Link" text:visited-style-name="Index_20_Link">Recommendations<text:tab/>24</text:a></text:p>
          <text:p text:style-name="P39"><text:a xlink:type="simple" xlink:href="#__RefHeading___Toc13991_2816866362" text:style-name="Index_20_Link" text:visited-style-name="Index_20_Link">Recommendations for Future Research<text:tab/>24</text:a></text:p>
          <text:p text:style-name="P38"><text:a xlink:type="simple" xlink:href="#__RefHeading___Toc12287_2816866362" text:style-name="Index_20_Link" text:visited-style-name="Index_20_Link">Summary<text:tab/>25</text:a></text:p>
          <text:p text:style-name="P38"><text:a xlink:type="simple" xlink:href="#__RefHeading___Toc12289_2816866362" text:style-name="Index_20_Link" text:visited-style-name="Index_20_Link">Conclusions<text:tab/>25</text:a></text:p>
          <text:p text:style-name="P37"><text:a xlink:type="simple" xlink:href="#__RefHeading___Toc12291_2816866362" text:style-name="Index_20_Link" text:visited-style-name="Index_20_Link">References<text:tab/>26</text:a></text:p>
          <text:p text:style-name="P37"><text:a xlink:type="simple" xlink:href="#__RefHeading___Toc12293_2816866362" text:style-name="Index_20_Link" text:visited-style-name="Index_20_Link">Appendix A – Survey Instrument<text:tab/>27</text:a></text:p>
          <text:p text:style-name="P37"><text:a xlink:type="simple" xlink:href="#__RefHeading___Toc12295_2816866362" text:style-name="Index_20_Link" text:visited-style-name="Index_20_Link">Appendix B – Research Study Information<text:tab/>28</text:a></text:p>
          <text:p text:style-name="P37"><text:soft-page-break/><text:a xlink:type="simple" xlink:href="#__RefHeading___Toc12297_2816866362" text:style-name="Index_20_Link" text:visited-style-name="Index_20_Link">Appendix C – Informed Consent Information<text:tab/>29</text:a></text:p>
          <text:p text:style-name="P37"><text:a xlink:type="simple" xlink:href="#__RefHeading___Toc12299_2816866362" text:style-name="Index_20_Link" text:visited-style-name="Index_20_Link">Appendix D - Data Access and Use Permission<text:tab/>30</text:a></text:p>
          <text:p text:style-name="P37"><text:a xlink:type="simple" xlink:href="#__RefHeading___Toc12301_2816866362" text:style-name="Index_20_Link" text:visited-style-name="Index_20_Link">Appendix E - Premises, Recruitment and Name (PRN)<text:tab/>31</text:a></text:p>
          <text:p text:style-name="P37"><text:a xlink:type="simple" xlink:href="#__RefHeading___Toc12303_2816866362" text:style-name="Index_20_Link" text:visited-style-name="Index_20_Link">Appendix F – Permission to Use Existing Survey<text:tab/>32</text:a></text:p>
        </text:index-body>
      </text:table-of-content>
      <text:p text:style-name="APA_20_Flush_20_Left"/>
      <text:p text:style-name="APA_20_Flush_20_Left"/>
      <text:p text:style-name="APA_20_Flush_20_Left"/>
      <text:p text:style-name="P18"><draw:custom-shape text:anchor-type="paragraph" draw:z-index="0" draw:name="Shape1" draw:style-name="gr1" draw:text-style-name="P57" svg:width="2.872cm" svg:height="0.542cm" svg:x="6.198cm" svg:y="0.46cm"><text:p/><draw:enhanced-geometry svg:viewBox="0 0 21600 21600" draw:type="rectangle" draw:enhanced-path="M 0 0 L 21600 0 21600 21600 0 21600 0 0 Z N"/></draw:custom-shape><text:bookmark-start text:name="_Toc519121032"/><text:bookmark-start text:name="_Toc517980975"/><text:bookmark-start text:name="__RefHeading___Toc12145_2816866362"/>LIST OF TABLES<text:bookmark-end text:name="_Toc519121032"/><text:bookmark-end text:name="_Toc517980975"/><text:bookmark-end text:name="__RefHeading___Toc12145_2816866362"/></text:p>
      <text:h text:style-name="P21" text:outline-level="1"><text:bookmark-start text:name="__RefHeading___Toc12337_2816866362"/>List of Tables<text:bookmark-end text:name="__RefHeading___Toc12337_2816866362"/></text:h>
      <text:p text:style-name="P19">Contents<text:tab/><text:tab/><text:tab/><text:tab/> <text:s text:c="5"/><text:tab/><text:tab/><text:tab/><text:tab/><text:tab/><text:tab/> <text:s text:c="5"/>Page</text:p>
      <text:p text:style-name="P19"/>
      <text:user-index text:style-name="Sect1" text:name="User-Defined1">
        <text:user-index-source text:use-index-marks="true" text:use-tables="true" text:use-index-source-styles="true" text:index-name="User-Defined" text:relative-tab-stop-position="false">
          <text:index-title-template text:style-name="User_20_Index_20_Heading"/>
          <text:user-index-entry-template text:outline-level="1" text:style-name="APA_20_Flush_20_Left">
            <text:index-entry-text text:style-name="User_20_Entry"/>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41"><text:span text:style-name="User_20_Entry"><text:span text:style-name="T11">Table1</text:span></text:span><text:span text:style-name="T11"><text:tab/>18</text:span></text:p>
          <text:p text:style-name="P41"><text:span text:style-name="User_20_Entry"><text:span text:style-name="T11">Table2</text:span></text:span><text:tab/>20</text:p>
        </text:index-body>
      </text:user-index>
      <text:p text:style-name="P19"/>
      <text:p text:style-name="P56"><draw:custom-shape text:anchor-type="paragraph" draw:z-index="1" draw:name="Shape2" draw:style-name="gr2" draw:text-style-name="P57" svg:width="4.225cm" svg:height="0.516cm" svg:x="5.523cm" svg:y="0.482cm"><text:p/><draw:enhanced-geometry svg:viewBox="0 0 21600 21600" draw:type="rectangle" draw:enhanced-path="M 0 0 L 21600 0 21600 21600 0 21600 0 0 Z N"/></draw:custom-shape><text:bookmark-start text:name="_Toc519121033"/><text:bookmark-start text:name="_Toc519115255"/><text:bookmark-start text:name="_Toc518908857"/><text:bookmark-start text:name="_Toc518908540"/><text:bookmark-start text:name="_Toc518908448"/><text:bookmark-start text:name="_Toc518856749"/><text:bookmark-start text:name="_Toc518855391"/><text:bookmark-start text:name="_Toc518410168"/><text:bookmark-start text:name="_Toc518253478"/><text:bookmark-start text:name="_Toc517980976"/><text:bookmark-start text:name="_Toc517291519"/><text:bookmark-start text:name="__RefHeading___Toc12147_2816866362"/>Chapter 1<text:bookmark-end text:name="_Toc519121033"/><text:bookmark-end text:name="_Toc519115255"/><text:bookmark-end text:name="_Toc518908857"/><text:bookmark-end text:name="_Toc518908540"/><text:bookmark-end text:name="_Toc518908448"/><text:bookmark-end text:name="_Toc518856749"/><text:bookmark-end text:name="_Toc518855391"/><text:bookmark-end text:name="_Toc518410168"/><text:bookmark-end text:name="_Toc518253478"/><text:bookmark-end text:name="_Toc517980976"/><text:bookmark-end text:name="_Toc517291519"/><text:bookmark-end text:name="__RefHeading___Toc12147_2816866362"/></text:p>
      <text:h text:style-name="P22" text:outline-level="1"><text:bookmark-start text:name="__RefHeading___Toc12419_2816866362"/>Chapter 1: Introduction<text:bookmark-end text:name="__RefHeading___Toc12419_2816866362"/></text:h>
      <text:p text:style-name="Single_20_Spaced_20_Centered"><text:bookmark-start text:name="_Toc519121034"/><text:bookmark-start text:name="_Toc516477097"/><text:bookmark-start text:name="_Toc516413029"/><text:bookmark-start text:name="_Toc515889145"/><text:bookmark-start text:name="__RefHeading___Toc12149_2816866362"/>Introduction<text:bookmark-end text:name="_Toc519121034"/><text:bookmark-end text:name="_Toc516477097"/><text:bookmark-end text:name="_Toc516413029"/><text:bookmark-end text:name="_Toc515889145"/><text:bookmark-end text:name="__RefHeading___Toc12149_2816866362"/></text:p>
      <text:p text:style-name="Single_20_Spaced_20_Centered"/>
      <text:p text:style-name="P3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51_2816866362"/><text:bookmark-start text:name="_Toc519121035"/>Background<text:bookmark-end text:name="__RefHeading___Toc12151_2816866362"/><text:bookmark-end text:name="_Toc519121035"/></text:h>
      <text:p text:style-name="P3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Toc519121036"/><text:bookmark-start text:name="__RefHeading___Toc12153_2816866362"/><text:bookmark-start text:name="_Toc517046506"/>Problem Statement<text:bookmark-end text:name="_Toc519121036"/><text:bookmark-end text:name="__RefHeading___Toc12153_2816866362"/><text:bookmark-end text:name="_Toc517046506"/></text:h>
      <text:p text:style-name="P3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3" text:outline-level="3"><text:bookmark-start text:name="__RefHeading___Toc12599_2816866362"/><text:bookmark-start text:name="_Toc519121037"/><text:span text:style-name="Heading_20_3_20_Char">General </text:span><text:span text:style-name="Heading_20_3_20_Char"><text:span text:style-name="T8">P</text:span></text:span><text:span text:style-name="Heading_20_3_20_Char">roblem</text:span><text:bookmark-end text:name="__RefHeading___Toc12599_2816866362"/><text:bookmark-end text:name="_Toc519121037"/></text:h>
      <text:p text:style-name="P31"><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3" text:outline-level="3"><text:bookmark-start text:name="__RefHeading___Toc12601_2816866362"/><text:bookmark-start text:name="_Toc519121038"/><text:span text:style-name="Heading_20_3_20_Char">Specific Problem</text:span><text:bookmark-end text:name="__RefHeading___Toc12601_2816866362"/><text:bookmark-end text:name="_Toc519121038"/></text:h>
      <text:p text:style-name="P3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bookmark-start text:name="_Toc517046505"/></text:p>
      <text:h text:style-name="Heading_20_2" text:outline-level="2"><text:bookmark-start text:name="_Toc517046507"/><text:bookmark-start text:name="_Toc519121039"/><text:bookmark-start text:name="__RefHeading___Toc12155_2816866362"/><text:bookmark-end text:name="_Toc517046505"/>Purpose<text:bookmark-end text:name="_Toc517046507"/> of the Study<text:bookmark-end text:name="_Toc519121039"/><text:bookmark-end text:name="__RefHeading___Toc12155_2816866362"/></text:h>
      <text:p text:style-name="P3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bookmark-start text:name="_Toc517046508"/></text:p>
      <text:h text:style-name="Heading_20_2" text:outline-level="2"><text:bookmark-start text:name="__RefHeading___Toc12157_2816866362"/><text:bookmark-start text:name="_Toc519121040"/>Research Question<text:bookmark-end text:name="_Toc517046508"/>s<text:bookmark-end text:name="__RefHeading___Toc12157_2816866362"/><text:bookmark-end text:name="_Toc519121040"/></text:h>
      <text:p text:style-name="P35"><text:bookmark-start text:name="_Toc517046509"/>(RQ1) Lorem ipsum dolor sit amet, consectetur adipiscing elit, sed do eiusmod tempor incididunt ut labore et dolore magna aliqua? <text:s/></text:p>
      <text:p text:style-name="P35"><text:soft-page-break/>(RQ2) Lorem ipsum dolor sit amet, consectetur adipiscing elit, sed do eiusmod tempor incididunt ut labore et dolore magna aliqua?</text:p>
      <text:h text:style-name="Heading_20_2" text:outline-level="2"><text:bookmark-start text:name="__RefHeading___Toc12159_2816866362"/><text:bookmark-start text:name="_Toc519121041"/>Hypothesis<text:bookmark-end text:name="__RefHeading___Toc12159_2816866362"/><text:bookmark-end text:name="_Toc519121041"/><text:bookmark-end text:name="_Toc517046509"/></text:h>
      <text:p text:style-name="P3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3"><text:span text:style-name="T1">H1</text:span><text:span text:style-name="T2">0</text:span>: Lorem ipsum dolor sit amet, consectetur adipiscing elit, sed do eiusmod tempor incididunt ut labore et dolore magna aliqua.</text:p>
      <text:p text:style-name="P33"><text:span text:style-name="T1">H1</text:span><text:span text:style-name="T2">a</text:span>: Lorem ipsum dolor sit amet, consectetur adipiscing elit, sed do eiusmod tempor incididunt ut labore et dolore magna aliqua.</text:p>
      <text:h text:style-name="Heading_20_2" text:outline-level="2"><text:bookmark-start text:name="__RefHeading___Toc12161_2816866362"/><text:bookmark-start text:name="_Toc519121042"/>Data Collection<text:bookmark-end text:name="__RefHeading___Toc12161_2816866362"/><text:bookmark-end text:name="_Toc519121042"/></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63_2816866362"/><text:bookmark-start text:name="_Toc519121043"/>Contribution to Knowledge<text:bookmark-end text:name="__RefHeading___Toc12163_2816866362"/><text:bookmark-end text:name="_Toc519121043"/></text:h>
      <text:p text:style-name="APA_20_Body_20_Text">Lorem ipsum dolor sit amet, consectetur adipiscing elit, sed do eiusmod tempor incididunt ut labore et dolore magna aliqua. Ut enim ad minim veniam, quis nostrud <text:soft-page-break/>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65_2816866362"/><text:bookmark-start text:name="_Toc519121044"/>Population and Sampling<text:bookmark-end text:name="__RefHeading___Toc12165_2816866362"/><text:bookmark-end text:name="_Toc519121044"/></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67_2816866362"/><text:bookmark-start text:name="_Toc519121045"/>Review of Relevant Scholarship<text:bookmark-end text:name="__RefHeading___Toc12167_2816866362"/><text:bookmark-end text:name="_Toc519121045"/></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69_2816866362"/><text:bookmark-start text:name="_Toc519121046"/>Overview of Research Methodology and Design<text:bookmark-end text:name="__RefHeading___Toc12169_2816866362"/><text:bookmark-end text:name="_Toc519121046"/></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oft-page-break/>Excepteur sint occaecat cupidatat non proident, sunt in culpa qui officia deserunt mollit anim id est laborum.</text:p>
      <text:h text:style-name="Heading_20_2" text:outline-level="2"><text:bookmark-start text:name="__RefHeading___Toc12171_2816866362"/><text:bookmark-start text:name="_Toc519121047"/>Contribution to the Field or Discipline<text:bookmark-end text:name="__RefHeading___Toc12171_2816866362"/><text:bookmark-end text:name="_Toc519121047"/></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73_2816866362"/><text:bookmark-start text:name="_Toc519121048"/>Definition of Terms<text:bookmark-end text:name="__RefHeading___Toc12173_2816866362"/><text:bookmark-end text:name="_Toc519121048"/></text:h>
      <text:p text:style-name="P5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75_2816866362"/><text:bookmark-start text:name="_Toc519121049"/>Assumptions<text:bookmark-end text:name="__RefHeading___Toc12175_2816866362"/><text:bookmark-end text:name="_Toc519121049"/></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oft-page-break/>Excepteur sint occaecat cupidatat non proident, sunt in culpa qui officia deserunt mollit anim id est laborum.</text:p>
      <text:h text:style-name="Heading_20_2" text:outline-level="2"><text:bookmark-start text:name="__RefHeading___Toc12177_2816866362"/><text:bookmark-start text:name="_Toc519121050"/>Scope<text:bookmark-end text:name="__RefHeading___Toc12177_2816866362"/><text:bookmark-end text:name="_Toc519121050"/></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79_2816866362"/><text:bookmark-start text:name="_Toc519121051"/>Limitations<text:bookmark-end text:name="__RefHeading___Toc12179_2816866362"/><text:bookmark-end text:name="_Toc519121051"/></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81_2816866362"/><text:bookmark-start text:name="_Toc519121052"/>Delimitations<text:bookmark-end text:name="__RefHeading___Toc12181_2816866362"/><text:bookmark-end text:name="_Toc519121052"/></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83_2816866362"/><text:bookmark-start text:name="_Toc519121053"/><text:soft-page-break/>Summary<text:bookmark-end text:name="__RefHeading___Toc12183_2816866362"/><text:bookmark-end text:name="_Toc519121053"/></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draw:custom-shape text:anchor-type="paragraph" draw:z-index="2" draw:name="Shape3" draw:style-name="gr3" draw:text-style-name="P57" svg:width="6.229cm" svg:height="0.597cm" svg:x="4.764cm" svg:y="19.92cm"><text:p/><draw:enhanced-geometry svg:viewBox="0 0 21600 21600" draw:type="rectangle" draw:enhanced-path="M 0 0 L 21600 0 21600 21600 0 21600 0 0 Z N"/></draw:custom-shape></text:p>
      <text:p text:style-name="P17"><draw:custom-shape text:anchor-type="paragraph" draw:z-index="3" draw:name="Shape4" draw:style-name="gr4" draw:text-style-name="P57" svg:width="6.257cm" svg:height="0.542cm" svg:x="4.466cm" svg:y="0.455cm"><text:p/><draw:enhanced-geometry svg:viewBox="0 0 21600 21600" draw:type="rectangle" draw:enhanced-path="M 0 0 L 21600 0 21600 21600 0 21600 0 0 Z N"/></draw:custom-shape><text:bookmark-start text:name="_Toc519121054"/><text:bookmark-start text:name="_Toc519115276"/><text:bookmark-start text:name="_Toc519115179"/><text:bookmark-start text:name="_Toc518908878"/><text:bookmark-start text:name="_Toc518908561"/><text:bookmark-start text:name="_Toc518908469"/><text:bookmark-start text:name="_Toc518856770"/><text:bookmark-start text:name="_Toc518855412"/><text:bookmark-start text:name="_Toc518410189"/><text:bookmark-start text:name="__RefHeading___Toc12185_2816866362"/>Chapter 2<text:bookmark-end text:name="_Toc519121054"/><text:bookmark-end text:name="_Toc519115276"/><text:bookmark-end text:name="_Toc519115179"/><text:bookmark-end text:name="_Toc518908878"/><text:bookmark-end text:name="_Toc518908561"/><text:bookmark-end text:name="_Toc518908469"/><text:bookmark-end text:name="_Toc518856770"/><text:bookmark-end text:name="_Toc518855412"/><text:bookmark-end text:name="_Toc518410189"/><text:bookmark-end text:name="__RefHeading___Toc12185_2816866362"/></text:p>
      <text:h text:style-name="P22" text:outline-level="1"><text:bookmark-start text:name="__RefHeading___Toc12469_2816866362"/>Chapter 2: Review of the Literature<text:bookmark-end text:name="__RefHeading___Toc12469_2816866362"/></text:h>
      <text:p text:style-name="Single_20_Spaced_20_Centered"><text:bookmark-start text:name="_Toc519121055"/><text:bookmark-start text:name="_Toc516477116"/><text:bookmark-start text:name="_Toc516413048"/><text:bookmark-start text:name="_Toc515889164"/><text:bookmark-start text:name="__RefHeading___Toc12187_2816866362"/>Review of the Literature<text:bookmark-end text:name="_Toc519121055"/><text:bookmark-end text:name="_Toc516477116"/><text:bookmark-end text:name="_Toc516413048"/><text:bookmark-end text:name="_Toc515889164"/><text:bookmark-end text:name="__RefHeading___Toc12187_2816866362"/></text:p>
      <text:p text:style-name="Single_20_Spaced_20_Centered"/>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89_2816866362"/><text:bookmark-start text:name="_Toc519121056"/>Background<text:bookmark-end text:name="__RefHeading___Toc12189_2816866362"/><text:bookmark-end text:name="_Toc519121056"/></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191_2816866362"/><text:bookmark-start text:name="_Toc519121057"/>Characteristics of Training<text:bookmark-end text:name="__RefHeading___Toc12191_2816866362"/><text:bookmark-end text:name="_Toc519121057"/></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4" text:outline-level="3"><text:bookmark-start text:name="__RefHeading___Toc12197_2816866362"/><text:bookmark-start text:name="_Toc519121060"/>S<text:bookmark-end text:name="_Toc519121060"/>ubtopic<text:bookmark-end text:name="__RefHeading___Toc12197_2816866362"/></text:h>
      <text:p text:style-name="APA_20_Body_20_Text"><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4" text:outline-level="3"><text:bookmark-start text:name="__RefHeading___Toc12199_2816866362"/><text:bookmark-start text:name="_Toc519121061"/>S<text:bookmark-end text:name="_Toc519121061"/>ubtopic<text:bookmark-end text:name="__RefHeading___Toc12199_2816866362"/></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09_2816866362"/><text:bookmark-start text:name="_Toc519121066"/>Conceptual Framework<text:bookmark-end text:name="__RefHeading___Toc12209_2816866362"/><text:bookmark-end text:name="_Toc519121066"/></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11_2816866362"/><text:bookmark-start text:name="_Toc519121067"/>Sharing Knowledge<text:bookmark-end text:name="__RefHeading___Toc12211_2816866362"/><text:bookmark-end text:name="_Toc519121067"/></text:h>
      <text:p text:style-name="APA_20_Body_20_Text">Lorem ipsum dolor sit amet, consectetur adipiscing elit, sed do eiusmod tempor incididunt ut labore et dolore magna aliqua. Ut enim ad minim veniam, quis nostrud <text:soft-page-break/>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13_2816866362"/><text:bookmark-start text:name="_Toc519121068"/>Summary<text:bookmark-end text:name="__RefHeading___Toc12213_2816866362"/><text:bookmark-end text:name="_Toc519121068"/></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APA_20_Body_20_Text"/>
      <text:p text:style-name="P17"><text:bookmark-start text:name="_Toc519121069"/><text:bookmark-start text:name="_Toc519115291"/><text:bookmark-start text:name="_Toc519115194"/><text:bookmark-start text:name="_Toc518908893"/><text:bookmark-start text:name="_Toc518908576"/><text:bookmark-start text:name="_Toc518856785"/><text:bookmark-start text:name="_Toc518855427"/><text:bookmark-start text:name="__RefHeading___Toc12215_2816866362"/>Chapter 3<text:bookmark-end text:name="_Toc519121069"/><text:bookmark-end text:name="_Toc519115291"/><text:bookmark-end text:name="_Toc519115194"/><text:bookmark-end text:name="_Toc518908893"/><text:bookmark-end text:name="_Toc518908576"/><text:bookmark-end text:name="_Toc518856785"/><text:bookmark-end text:name="_Toc518855427"/><text:bookmark-end text:name="__RefHeading___Toc12215_2816866362"/></text:p>
      <text:h text:style-name="Heading_20_1" text:outline-level="1"><draw:custom-shape text:anchor-type="paragraph" draw:z-index="6" draw:name="Shape7" draw:style-name="gr7" draw:text-style-name="P57" svg:width="4.497cm" svg:height="0.461cm" svg:x="5.468cm" svg:y="0.076cm"><text:p/><draw:enhanced-geometry svg:viewBox="0 0 21600 21600" draw:type="rectangle" draw:enhanced-path="M 0 0 L 21600 0 21600 21600 0 21600 0 0 Z N"/></draw:custom-shape><text:bookmark-start text:name="__RefHeading___Toc12959_2816866362"/>Chapter 3: Methodology<text:bookmark-end text:name="__RefHeading___Toc12959_2816866362"/></text:h>
      <text:p text:style-name="Single_20_Spaced_20_Centered"><text:bookmark-start text:name="__RefHeading___Toc12217_2816866362"/><text:s text:c="2"/><text:bookmark-start text:name="_Toc514492912"/><text:bookmark-start text:name="_Toc515438994"/><text:bookmark-start text:name="_Toc515889179"/><text:bookmark-start text:name="_Toc516413063"/><text:bookmark-start text:name="_Toc516477131"/><text:bookmark-start text:name="_Toc519121070"/>Methodology<text:bookmark-end text:name="__RefHeading___Toc12217_2816866362"/><text:bookmark-end text:name="_Toc514492912"/><text:bookmark-end text:name="_Toc515438994"/><text:bookmark-end text:name="_Toc515889179"/><text:bookmark-end text:name="_Toc516413063"/><text:bookmark-end text:name="_Toc516477131"/><text:bookmark-end text:name="_Toc519121070"/></text:p>
      <text:p text:style-name="Single_20_Spaced_20_Centered"/>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19_2816866362"/><text:bookmark-start text:name="_Toc519121071"/>Research Question<text:bookmark-end text:name="__RefHeading___Toc12219_2816866362"/><text:bookmark-end text:name="_Toc519121071"/></text:h>
      <text:p text:style-name="APA_20_Body_20_Text"><text:bookmark text:name="_Toc514677873"/><text:bookmark text:name="_Toc51449291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4">(RQ1) Lorem ipsum dolor sit amet, consectetur adipiscing elit, sed do eiusmod tempor incididunt ut labore et dolore magna aliqua?</text:p>
      <text:p text:style-name="P34">(RQ2) Lorem ipsum dolor sit amet, consectetur adipiscing elit, sed do eiusmod tempor incididunt ut labore et dolore magna aliqua?</text:p>
      <text:h text:style-name="Heading_20_2" text:outline-level="2"><text:bookmark-start text:name="__RefHeading___Toc12221_2816866362"/><text:bookmark-start text:name="_Toc519121072"/>Hypothesis<text:bookmark-end text:name="__RefHeading___Toc12221_2816866362"/><text:bookmark-end text:name="_Toc519121072"/><text:bookmark text:name="_Toc474661394"/></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text:soft-page-break/>dolor in reprehenderit in voluptate velit esse cillum dolore eu fugiat nulla pariatur. Excepteur sint occaecat cupidatat non proident, sunt in culpa qui officia deserunt mollit anim id est laborum.</text:p>
      <text:p text:style-name="APA_20_Hypotheis_20_List">H1<text:span text:style-name="T2">0</text:span>: Lorem ipsum dolor sit amet, consectetur adipiscing elit, sed do eiusmod tempor incididunt ut labore et dolore magna aliqua.</text:p>
      <text:p text:style-name="APA_20_Hypotheis_20_List">H1a: Lorem ipsum dolor sit amet, consectetur adipiscing elit, sed do eiusmod tempor incididunt ut labore et dolore magna aliqua.</text:p>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Toc519121073"/><text:bookmark-start text:name="__RefHeading___Toc12223_2816866362"/><text:bookmark-start text:name="_Toc474661395"/>Research Method<text:bookmark-end text:name="_Toc519121073"/><text:bookmark-end text:name="__RefHeading___Toc12223_2816866362"/><text:bookmark-end text:name="_Toc474661395"/></text:h>
      <text:p text:style-name="P2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25_2816866362"/><text:s/><text:bookmark-start text:name="_Toc519121074"/><text:bookmark-start text:name="_Toc474661396"/>Research Design<text:bookmark-end text:name="__RefHeading___Toc12225_2816866362"/><text:bookmark-end text:name="_Toc519121074"/><text:bookmark-end text:name="_Toc474661396"/></text:h>
      <text:p text:style-name="APA_20_Body_20_Text">Lorem ipsum dolor sit amet, consectetur adipiscing elit, sed do eiusmod tempor incididunt ut labore et dolore magna aliqua. Ut enim ad minim veniam, quis nostrud <text:soft-page-break/>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27_2816866362"/><text:bookmark-start text:name="_Toc519121075"/>Population and Sampling<text:bookmark-end text:name="__RefHeading___Toc12227_2816866362"/><text:bookmark-end text:name="_Toc519121075"/></text:h>
      <text:p text:style-name="P2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Toc519121076"/><text:bookmark-start text:name="__RefHeading___Toc12229_2816866362"/><text:bookmark-start text:name="_Toc474661397"/>Ethical Considerations<text:bookmark-end text:name="_Toc519121076"/><text:bookmark-end text:name="__RefHeading___Toc12229_2816866362"/><text:bookmark-end text:name="_Toc474661397"/></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Toc519121077"/><text:bookmark-start text:name="__RefHeading___Toc12231_2816866362"/><text:bookmark-start text:name="_Toc474661398"/>Informed Consent/Confidentially<text:bookmark-end text:name="_Toc519121077"/><text:bookmark-end text:name="__RefHeading___Toc12231_2816866362"/><text:bookmark-end text:name="_Toc474661398"/></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oft-page-break/>Excepteur sint occaecat cupidatat non proident, sunt in culpa qui officia deserunt mollit anim id est laborum.<text:bookmark-start text:name="_Toc474661400"/></text:p>
      <text:h text:style-name="Heading_20_2" text:outline-level="2"><text:bookmark-start text:name="__RefHeading___Toc12233_2816866362"/><text:bookmark-start text:name="_Toc519121078"/>Instrumentation<text:bookmark-end text:name="__RefHeading___Toc12233_2816866362"/><text:bookmark-end text:name="_Toc519121078"/><text:bookmark-end text:name="_Toc474661400"/></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bookmark-start text:name="_Toc474661401"/></text:p>
      <text:h text:style-name="Heading_20_2" text:outline-level="2"><text:bookmark-start text:name="__RefHeading___Toc12235_2816866362"/><text:bookmark-start text:name="_Toc519121079"/>Validity and Reliability<text:bookmark-end text:name="__RefHeading___Toc12235_2816866362"/><text:bookmark-end text:name="_Toc519121079"/><text:bookmark-end text:name="_Toc474661401"/></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bookmark-start text:name="_Toc474661399"/></text:p>
      <text:h text:style-name="Heading_20_2" text:outline-level="2"><text:bookmark-start text:name="__RefHeading___Toc12237_2816866362"/><text:bookmark-start text:name="_Toc519121080"/>Data Collection<text:bookmark-end text:name="__RefHeading___Toc12237_2816866362"/><text:bookmark-end text:name="_Toc519121080"/><text:bookmark-end text:name="_Toc474661399"/></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bookmark-start text:name="_Toc474661402"/></text:p>
      <text:h text:style-name="Heading_20_2" text:outline-level="2"><text:bookmark-start text:name="__RefHeading___Toc12239_2816866362"/><text:bookmark-start text:name="_Toc519121081"/><text:soft-page-break/>Data Analysis<text:bookmark-end text:name="__RefHeading___Toc12239_2816866362"/><text:bookmark-end text:name="_Toc519121081"/><text:bookmark-end text:name="_Toc474661402"/><text:bookmark-start text:name="_Toc474661403"/></text:h>
      <text:p text:style-name="P2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3989_2816866362"/><text:bookmark-start text:name="_Toc519121082"/>Summary<text:bookmark-end text:name="__RefHeading___Toc13989_2816866362"/><text:bookmark-end text:name="_Toc519121082"/><text:bookmark-end text:name="_Toc474661403"/></text:h>
      <text:p text:style-name="APA_20_Body_20_Text"><text:s/>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5"/>
      <text:p text:style-name="P17"><draw:custom-shape text:anchor-type="paragraph" draw:z-index="4" draw:name="Shape5" draw:style-name="gr5" draw:text-style-name="P57" svg:width="3.495cm" svg:height="0.542cm" svg:x="5.928cm" svg:y="0.474cm"><text:p/><draw:enhanced-geometry svg:viewBox="0 0 21600 21600" draw:type="rectangle" draw:enhanced-path="M 0 0 L 21600 0 21600 21600 0 21600 0 0 Z N"/></draw:custom-shape><text:bookmark-start text:name="_Toc519121083"/><text:bookmark-start text:name="_Toc519115305"/><text:bookmark-start text:name="_Toc519115208"/><text:bookmark-start text:name="_Toc518908907"/><text:bookmark-start text:name="_Toc518908590"/><text:bookmark-start text:name="_Toc518856799"/><text:bookmark-start text:name="_Toc518855441"/><text:bookmark-start text:name="__RefHeading___Toc12243_2816866362"/>Chapter 4<text:bookmark-end text:name="_Toc519121083"/><text:bookmark-end text:name="_Toc519115305"/><text:bookmark-end text:name="_Toc519115208"/><text:bookmark-end text:name="_Toc518908907"/><text:bookmark-end text:name="_Toc518908590"/><text:bookmark-end text:name="_Toc518856799"/><text:bookmark-end text:name="_Toc518855441"/><text:bookmark-end text:name="__RefHeading___Toc12243_2816866362"/></text:p>
      <text:h text:style-name="Heading_20_1" text:outline-level="1"><text:bookmark-start text:name="__RefHeading___Toc12907_2816866362"/>Chapter 4: Results<text:bookmark-end text:name="__RefHeading___Toc12907_2816866362"/></text:h>
      <text:p text:style-name="Single_20_Spaced_20_Centered"><text:bookmark-start text:name="_Toc519121084"/><text:bookmark-start text:name="_Toc516477145"/><text:bookmark-start text:name="_Toc516413077"/><text:bookmark-start text:name="_Toc515889193"/><text:bookmark-start text:name="_Toc515439008"/><text:bookmark-start text:name="_Toc514492928"/><text:bookmark-start text:name="__RefHeading___Toc12245_2816866362"/>Results<text:bookmark-end text:name="_Toc519121084"/><text:bookmark-end text:name="_Toc516477145"/><text:bookmark-end text:name="_Toc516413077"/><text:bookmark-end text:name="_Toc515889193"/><text:bookmark-end text:name="_Toc515439008"/><text:bookmark-end text:name="_Toc514492928"/><text:bookmark-end text:name="__RefHeading___Toc12245_2816866362"/></text:p>
      <text:p text:style-name="Single_20_Spaced_20_Centered"/>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47_2816866362"/><text:bookmark-start text:name="_Toc519121085"/>Population/Sample<text:bookmark-end text:name="__RefHeading___Toc12247_2816866362"/><text:bookmark-end text:name="_Toc519121085"/></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49_2816866362"/><text:bookmark-start text:name="_Toc519121086"/>Data Collection Methods<text:bookmark-end text:name="__RefHeading___Toc12249_2816866362"/><text:bookmark-end text:name="_Toc519121086"/></text:h>
      <text:p text:style-name="P5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51_2816866362"/><text:bookmark-start text:name="_Toc519121087"/><text:soft-page-break/>Findings<text:bookmark-end text:name="__RefHeading___Toc12251_2816866362"/><text:bookmark-end text:name="_Toc519121087"/></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53_2816866362"/><text:bookmark-start text:name="_Toc519121088"/>Data Analysis Procedure<text:bookmark-end text:name="__RefHeading___Toc12253_2816866362"/><text:bookmark-end text:name="_Toc519121088"/></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55_2816866362"/><text:bookmark-start text:name="_Toc519121089"/>Statistical Tests<text:bookmark-end text:name="__RefHeading___Toc12255_2816866362"/><text:bookmark-end text:name="_Toc519121089"/></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57_2816866362"/><text:bookmark-start text:name="_Toc519121090"/><text:soft-page-break/>Response Rate<text:bookmark-end text:name="__RefHeading___Toc12257_2816866362"/><text:bookmark-end text:name="_Toc519121090"/></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2"><draw:custom-shape text:anchor-type="paragraph" draw:z-index="7" draw:name="Shape8" draw:style-name="gr8" draw:text-style-name="P58" svg:width="8.206cm" svg:height="0.599cm" svg:x="-0.111cm" svg:y="0.445cm"><text:p/><draw:enhanced-geometry svg:viewBox="0 0 21600 21600" draw:type="rectangle" draw:enhanced-path="M 0 0 L 21600 0 21600 21600 0 21600 0 0 Z N"/></draw:custom-shape><text:bookmark-start text:name="_Toc518632062"/><text:bookmark-start text:name="_Toc518908783"/><text:bookmark-start text:name="_Toc518908816"/><text:bookmark-start text:name="_Toc522459586"/><text:bookmark-start text:name="_Toc517341310"/>Table 1<text:bookmark-end text:name="_Toc518632062"/><text:bookmark-end text:name="_Toc518908783"/><text:bookmark-end text:name="_Toc518908816"/><text:bookmark-end text:name="_Toc522459586"/><text:bookmark-end text:name="_Toc517341310"/></text:p>
      <text:p text:style-name="Table_20_Text">Table 1: Sample Demographics by Department</text:p>
      <text:p text:style-name="P43"><text:bookmark-start text:name="_Toc522459587"/>Sample Demographics by Department<text:bookmark-end text:name="_Toc522459587"/></text:p>
      <text:p text:style-name="P44"/>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6">Department</text:p>
          </table:table-cell>
          <table:table-cell table:style-name="Table1.A1" office:value-type="string">
            <text:p text:style-name="P46">n</text:p>
          </table:table-cell>
          <table:table-cell table:style-name="Table1.A1" office:value-type="string">
            <text:p text:style-name="P46">Mean Age</text:p>
          </table:table-cell>
          <table:table-cell table:style-name="Table1.A1" office:value-type="string">
            <text:p text:style-name="P46">Mean Training Time</text:p>
          </table:table-cell>
        </table:table-row>
        <table:table-row table:style-name="Table1.1">
          <table:table-cell table:style-name="Table1.A2" office:value-type="string">
            <text:p text:style-name="P46">Emergency</text:p>
          </table:table-cell>
          <table:table-cell table:style-name="Table1.A2" office:value-type="string">
            <text:p text:style-name="P46">21</text:p>
          </table:table-cell>
          <table:table-cell table:style-name="Table1.A2" office:value-type="string">
            <text:p text:style-name="P46">38.8</text:p>
          </table:table-cell>
          <table:table-cell table:style-name="Table1.A2" office:value-type="string">
            <text:p text:style-name="P46">6.41</text:p>
          </table:table-cell>
        </table:table-row>
        <table:table-row table:style-name="Table1.1">
          <table:table-cell table:style-name="Table1.A1" office:value-type="string">
            <text:p text:style-name="P46">Intensive Care</text:p>
          </table:table-cell>
          <table:table-cell table:style-name="Table1.A1" office:value-type="string">
            <text:p text:style-name="P46">29</text:p>
          </table:table-cell>
          <table:table-cell table:style-name="Table1.A1" office:value-type="string">
            <text:p text:style-name="P46">38.96</text:p>
          </table:table-cell>
          <table:table-cell table:style-name="Table1.A1" office:value-type="string">
            <text:p text:style-name="P46">6.22</text:p>
          </table:table-cell>
        </table:table-row>
      </table:table>
      <text:p text:style-name="P50"/>
      <text:p text:style-name="P51">*Training time recorded in hour(s)</text:p>
      <text:p text:style-name="P12"/>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59_2816866362"/><text:bookmark-start text:name="_Toc519121091"/>Research Questions/Results<text:bookmark-end text:name="__RefHeading___Toc12259_2816866362"/><text:bookmark-end text:name="_Toc519121091"/></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oft-page-break/>Excepteur sint occaecat cupidatat non proident, sunt in culpa qui officia deserunt mollit anim id est laborum.</text:p>
      <text:p text:style-name="APA_20_RQ_20_List">(RQ1) Lorem ipsum dolor sit amet, consectetur adipiscing elit, sed do eiusmod tempor incididunt ut labore et dolore magna aliqua?</text:p>
      <text:p text:style-name="APA_20_RQ_20_List">(RQ2) Lorem ipsum dolor sit amet, consectetur adipiscing elit, sed do eiusmod tempor incididunt ut labore et dolore magna aliqua?</text:p>
      <text:h text:style-name="Heading_20_2" text:outline-level="2"><text:bookmark-start text:name="__RefHeading___Toc12261_2816866362"/><text:s/><text:bookmark-start text:name="_Toc519121092"/>Hypothesis<text:bookmark-end text:name="__RefHeading___Toc12261_2816866362"/><text:bookmark-end text:name="_Toc519121092"/></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bookmark-start text:name="_Toc517341312"/></text:p>
      <text:p text:style-name="APA_20_Hypotheis_20_List">H1<text:span text:style-name="T2">0</text:span>: Lorem ipsum dolor sit amet, consectetur adipiscing elit, sed do eiusmod tempor incididunt ut labore et dolore magna aliqua.</text:p>
      <text:p text:style-name="APA_20_Hypotheis_20_List">H1<text:span text:style-name="T2">a</text:span>: Lorem ipsum dolor sit amet, consectetur adipiscing elit, sed do eiusmod tempor incididunt ut labore et dolore magna aliqua.</text:p>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2"><text:bookmark-start text:name="_Toc518632064"/><text:bookmark-start text:name="_Toc518908785"/><text:bookmark-start text:name="_Toc518908818"/><text:bookmark-start text:name="_Toc522459588"/><text:bookmark-start text:name="_Toc517341314"/><text:bookmark-end text:name="_Toc517341312"/><text:soft-page-break/>Table 2<text:bookmark-end text:name="_Toc518632064"/><text:bookmark-end text:name="_Toc518908785"/><text:bookmark-end text:name="_Toc518908818"/><text:bookmark-end text:name="_Toc522459588"/></text:p>
      <text:p text:style-name="Table_20_Text"><draw:custom-shape text:anchor-type="paragraph" draw:z-index="8" draw:name="Shape9" draw:style-name="gr9" draw:text-style-name="P57" svg:width="11.528cm" svg:height="0.539cm" svg:x="-0.018cm" svg:y="0.002cm"><text:p/><draw:enhanced-geometry svg:viewBox="0 0 21600 21600" draw:type="rectangle" draw:enhanced-path="M 0 0 L 21600 0 21600 21600 0 21600 0 0 Z N"/></draw:custom-shape>Table 2: Correlations, Cost vs. Effectiveness by Training Modality</text:p>
      <text:p text:style-name="P43"><text:bookmark-start text:name="_Toc522459589"/>Correlations: Cost vs. Effectiveness, by Training Modality<text:bookmark-end text:name="_Toc522459589"/></text:p>
      <text:p text:style-name="P6"/>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46">Modality</text:p>
          </table:table-cell>
          <table:table-cell table:style-name="Table2.A1" office:value-type="string">
            <text:p text:style-name="P46">n</text:p>
          </table:table-cell>
          <table:table-cell table:style-name="Table2.A1" office:value-type="string">
            <text:p text:style-name="P46">R</text:p>
          </table:table-cell>
          <table:table-cell table:style-name="Table2.A1" office:value-type="string">
            <text:p text:style-name="P46">P</text:p>
          </table:table-cell>
        </table:table-row>
        <table:table-row table:style-name="Table2.1">
          <table:table-cell table:style-name="Table2.A2" office:value-type="string">
            <text:p text:style-name="P46">Classroom</text:p>
          </table:table-cell>
          <table:table-cell table:style-name="Table2.A2" office:value-type="string">
            <text:p text:style-name="P46">21</text:p>
          </table:table-cell>
          <table:table-cell table:style-name="Table2.A2" office:value-type="string">
            <text:p text:style-name="P46">0.015</text:p>
          </table:table-cell>
          <table:table-cell table:style-name="Table2.A2" office:value-type="string">
            <text:p text:style-name="P46">0.949</text:p>
          </table:table-cell>
        </table:table-row>
        <table:table-row table:style-name="Table2.1">
          <table:table-cell table:style-name="Table2.A1" office:value-type="string">
            <text:p text:style-name="P46">Computer-Based</text:p>
          </table:table-cell>
          <table:table-cell table:style-name="Table2.A1" office:value-type="string">
            <text:p text:style-name="P46">29</text:p>
          </table:table-cell>
          <table:table-cell table:style-name="Table2.A1" office:value-type="string">
            <text:p text:style-name="P46">0.018</text:p>
          </table:table-cell>
          <table:table-cell table:style-name="Table2.A1" office:value-type="string">
            <text:p text:style-name="P46">0.926</text:p>
          </table:table-cell>
        </table:table-row>
      </table:table>
      <text:p text:style-name="APA"/>
      <text:p text:style-name="APA_20_Body_20_Text"><text:bookmark-end text:name="_Toc51734131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65_2816866362"/><text:bookmark-start text:name="_Toc519121094"/>Conclusion<text:bookmark-end text:name="__RefHeading___Toc12265_2816866362"/><text:bookmark-end text:name="_Toc519121094"/></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67_2816866362"/><text:bookmark-start text:name="_Toc519121095"/>Summary<text:bookmark-end text:name="__RefHeading___Toc12267_2816866362"/><text:bookmark-end text:name="_Toc519121095"/></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5"><text:soft-page-break/></text:p>
      <text:p text:style-name="P17"><text:bookmark-start text:name="_Toc519121096"/><text:bookmark-start text:name="_Toc519120849"/><text:bookmark-start text:name="_Toc519115318"/><text:bookmark-start text:name="_Toc519115221"/><text:bookmark-start text:name="_Toc518908920"/><text:bookmark-start text:name="_Toc518908603"/><text:bookmark-start text:name="_Toc518856812"/><text:bookmark-start text:name="_Toc518855454"/><text:bookmark-start text:name="_Toc518830883"/><text:bookmark-start text:name="__RefHeading___Toc12269_2816866362"/>Chapter 5<text:bookmark-end text:name="_Toc519121096"/><text:bookmark-end text:name="_Toc519120849"/><text:bookmark-end text:name="_Toc519115318"/><text:bookmark-end text:name="_Toc519115221"/><text:bookmark-end text:name="_Toc518908920"/><text:bookmark-end text:name="_Toc518908603"/><text:bookmark-end text:name="_Toc518856812"/><text:bookmark-end text:name="_Toc518855454"/><text:bookmark-end text:name="_Toc518830883"/><text:bookmark-end text:name="__RefHeading___Toc12269_2816866362"/></text:p>
      <text:h text:style-name="Heading_20_1" text:outline-level="1"><draw:custom-shape text:anchor-type="paragraph" draw:z-index="5" draw:name="Shape6" draw:style-name="gr6" draw:text-style-name="P58" svg:width="8.155cm" svg:height="0.412cm" svg:x="3.6cm" svg:y="0.078cm"><text:p/><draw:enhanced-geometry svg:viewBox="0 0 21600 21600" draw:type="rectangle" draw:enhanced-path="M 0 0 L 21600 0 21600 21600 0 21600 0 0 Z N"/></draw:custom-shape><text:bookmark-start text:name="__RefHeading___Toc12909_2816866362"/>Chapter 5: Conclusions and Recommendations<text:bookmark-end text:name="__RefHeading___Toc12909_2816866362"/></text:h>
      <text:p text:style-name="Single_20_Spaced_20_Centered"><text:bookmark-start text:name="__RefHeading___Toc12271_2816866362"/><text:s/><text:bookmark-start text:name="_Toc514492948"/><text:bookmark-start text:name="_Toc515439027"/><text:bookmark-start text:name="_Toc515889205"/><text:bookmark-start text:name="_Toc516413089"/><text:bookmark-start text:name="_Toc516477158"/><text:bookmark-start text:name="_Toc519121097"/>Conclusions and Recommendations<text:bookmark-end text:name="__RefHeading___Toc12271_2816866362"/><text:bookmark-end text:name="_Toc514492948"/><text:bookmark-end text:name="_Toc515439027"/><text:bookmark-end text:name="_Toc515889205"/><text:bookmark-end text:name="_Toc516413089"/><text:bookmark-end text:name="_Toc516477158"/><text:bookmark-end text:name="_Toc519121097"/></text:p>
      <text:p text:style-name="Single_20_Spaced_20_Centered"/>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73_2816866362"/><text:bookmark-start text:name="_Toc519121098"/>Reflection of the Framework<text:bookmark-end text:name="__RefHeading___Toc12273_2816866362"/><text:bookmark-end text:name="_Toc519121098"/></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75_2816866362"/><text:bookmark-start text:name="_Toc519121099"/>Synopsis<text:bookmark-end text:name="__RefHeading___Toc12275_2816866362"/><text:bookmark-end text:name="_Toc519121099"/></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77_2816866362"/><text:bookmark-start text:name="_Toc519121100"/><text:soft-page-break/>Discussion<text:bookmark-end text:name="__RefHeading___Toc12277_2816866362"/><text:bookmark-end text:name="_Toc519121100"/></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79_2816866362"/><text:bookmark-start text:name="_Toc519121103"/>Implications<text:bookmark-end text:name="__RefHeading___Toc12279_2816866362"/><text:bookmark-end text:name="_Toc519121103"/></text:h>
      <text:p text:style-name="APA_20_Body_20_Text"><text:bookmark text:name="_Toc51912110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81_2816866362"/><text:bookmark-start text:name="_Toc519121109"/>Significance of the Study<text:bookmark-end text:name="__RefHeading___Toc12281_2816866362"/><text:bookmark-end text:name="_Toc519121109"/></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83_2816866362"/><text:bookmark-start text:name="_Toc519121110"/><text:soft-page-break/>Limitations<text:bookmark-end text:name="__RefHeading___Toc12283_2816866362"/><text:bookmark-end text:name="_Toc519121110"/></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85_2816866362"/><text:bookmark-start text:name="_Toc519121111"/>Recommendations<text:bookmark-end text:name="__RefHeading___Toc12285_2816866362"/><text:bookmark-end text:name="_Toc519121111"/></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3" text:outline-level="3"><text:bookmark-start text:name="__RefHeading___Toc13991_2816866362"/><text:bookmark-start text:name="_Toc519121112"/><text:span text:style-name="Heading_20_3_20_Char">Recommendations for </text:span><text:span text:style-name="Heading_20_3_20_Char"><text:span text:style-name="T9">F</text:span></text:span><text:span text:style-name="Heading_20_3_20_Char">uture </text:span><text:span text:style-name="Heading_20_3_20_Char"><text:span text:style-name="T9">R</text:span></text:span><text:span text:style-name="Heading_20_3_20_Char">esearch</text:span><text:bookmark-end text:name="__RefHeading___Toc13991_2816866362"/><text:bookmark-end text:name="_Toc519121112"/></text:h>
      <text:p text:style-name="P2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87_2816866362"/><text:bookmark-start text:name="_Toc519121113"/><text:soft-page-break/>Summary<text:bookmark-end text:name="__RefHeading___Toc12287_2816866362"/><text:bookmark-end text:name="_Toc519121113"/></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bookmark-start text:name="__RefHeading___Toc12289_2816866362"/><text:bookmark-start text:name="_Toc519121114"/>Conclusions<text:bookmark-end text:name="__RefHeading___Toc12289_2816866362"/><text:bookmark-end text:name="_Toc519121114"/></text:h>
      <text:p text:style-name="APA_20_Body_20_Tex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APA_20_Body_20_Text"/>
      <text:p text:style-name="APA_20_Body_20_Text"/>
      <text:p text:style-name="Standard"/>
      <text:h text:style-name="P15" text:outline-level="1"><text:bookmark-start text:name="_Toc519121115"/><text:bookmark-start text:name="__RefHeading___Toc12291_2816866362"/>References<text:bookmark-end text:name="_Toc519121115"/><text:bookmark-end text:name="__RefHeading___Toc12291_2816866362"/></text:h>
      <text:p text:style-name="Standard"/>
      <text:p text:style-name="APA_20_Reference"><text:span text:style-name="T6">Lastname</text:span><text:bookmark-start text:name="R432305383333333I0"/><text:span text:style-name="T3">, </text:span><text:span text:style-name="T6">A</text:span><text:span text:style-name="T3">. </text:span><text:span text:style-name="T6">B</text:span><text:span text:style-name="T3">. (</text:span><text:span text:style-name="T6">Year</text:span><text:span text:style-name="T3">). </text:span><text:span text:style-name="T6">Enter the title of your document here</text:span><text:span text:style-name="T3">.</text:span><text:span text:style-name="T4"> Journal of </text:span><text:span text:style-name="T5">Where You Got Your Information</text:span><text:span text:style-name="T4">, 105</text:span><text:span text:style-name="T3">(4), 188-209. doi:10.1</text:span><text:span text:style-name="T6">234</text:span><text:span text:style-name="T3">/a0</text:span><text:span text:style-name="T6">123456</text:span><text:bookmark-end text:name="R432305383333333I0"/><text:bookmark text:name="R432483650347222I0"/><text:bookmark text:name="R417285338657407I0"/><text:bookmark text:name="R422423291087963I0"/><text:bookmark text:name="R432337926851852I0"/><text:bookmark text:name="R421355746048264I369231"/><text:bookmark text:name="R417283553587963I0"/><text:bookmark text:name="R421356006035532I369231"/></text:p>
      <text:h text:style-name="P15" text:outline-level="1"><text:bookmark-start text:name="__RefHeading___Toc12293_2816866362"/><text:bookmark-start text:name="_Toc519121116"/>Appendix A – Survey Instrument<text:bookmark-end text:name="__RefHeading___Toc12293_2816866362"/><text:bookmark-end text:name="_Toc519121116"/></text:h>
      <text:p text:style-name="P3"/>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7"/>
      <text:p text:style-name="P7"/>
      <text:p text:style-name="P4"/>
      <text:h text:style-name="P15" text:outline-level="1"><text:bookmark-start text:name="__RefHeading___Toc12295_2816866362"/><text:bookmark-start text:name="_Toc519121117"/>Appendix B – Research Study Information<text:bookmark-end text:name="__RefHeading___Toc12295_2816866362"/><text:bookmark-end text:name="_Toc519121117"/></text:h>
      <text:p text:style-name="Standard"/>
      <text:p text:style-name="Standard">Dear <text:span text:style-name="T10">xyz</text:span>:</text:p>
      <text:p text:style-name="Standard"/>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
      <text:h text:style-name="P15" text:outline-level="1"><text:bookmark-start text:name="__RefHeading___Toc12297_2816866362"/><text:bookmark-start text:name="_Toc519121118"/>Appendix C – Informed Consent Information<text:bookmark-end text:name="__RefHeading___Toc12297_2816866362"/><text:bookmark-end text:name="_Toc519121118"/></text:h>
      <text:p text:style-name="P3"/>
      <text:p text:style-name="P3">Informed Consent: Participants 18 years of age and older</text:p>
      <text:p text:style-name="P8"/>
      <text:p text:style-name="APA_20_Flush_20_Left">Dear Clinician,</text:p>
      <text:p text:style-name="P5"/>
      <text:p text:style-name="Standard"><text:span text:style-name="T7">“By participating in this study, you agree that you understand the nature of the study, the possible risks to you as a participant, and how your identity will be kept confidential and the </text:span>study will not involve personal identifiers<text:span text:style-name="T7">. <text:s text:c="2"/>When you complete the survey, this means that you are 18 years old or older and that you give your permission to volunteer as a participant in the study.” <text:s/>Participation in the study will serve as your consent. <text:s/></text:span></text:p>
      <text:p text:style-name="P5"/>
      <text:p text:style-name="P5"/>
      <text:p text:style-name="P5">Thanks for your Participation<text:bookmark text:name="_Hlk490656241"/></text:p>
      <text:p text:style-name="P20"/>
      <text:p text:style-name="P49"><text:s text:c="14"/></text:p>
      <text:p text:style-name="P10"/>
      <text:h text:style-name="P15" text:outline-level="1"><text:bookmark-start text:name="_Toc519121119"/><text:bookmark-start text:name="__RefHeading___Toc12299_2816866362"/><text:bookmark-start text:name="_Toc514001622"/>Appendix D - Data Access and Use Permission<text:bookmark-end text:name="_Toc519121119"/><text:bookmark-end text:name="__RefHeading___Toc12299_2816866362"/><text:bookmark-end text:name="_Toc514001622"/></text:h>
      <text:p text:style-name="P11"/>
      <text:h text:style-name="Second-Level_20_Bulleted_20_List_20__28_Hollow_29_" text:outline-level="2"><text:span text:style-name="Heading_20_1_20_Char"/></text:h>
      <text:h text:style-name="Second-Level_20_Bulleted_20_List_20__28_Hollow_29_" text:outline-level="2"><text:span text:style-name="Heading_20_1_20_Char"/></text:h>
      <text:h text:style-name="P15" text:outline-level="1"><text:bookmark-start text:name="__RefHeading___Toc12301_2816866362"/><text:bookmark-start text:name="_Toc519121120"/>Appendix E - <text:s/>Premises, Recruitment and Name (PRN)<text:bookmark-end text:name="__RefHeading___Toc12301_2816866362"/><text:bookmark-end text:name="_Toc519121120"/></text:h>
      <text:p text:style-name="P40"/>
      <text:p text:style-name="P3"/>
      <text:p text:style-name="P14"/>
      <text:p text:style-name="P9"/>
      <text:p text:style-name="P9"/>
      <text:p text:style-name="P9"/>
      <text:p text:style-name="P9"/>
      <text:p text:style-name="P9"/>
      <text:h text:style-name="Heading_20_1" text:outline-level="1"><text:bookmark-start text:name="_Toc514001619"/><text:bookmark-start text:name="__RefHeading___Toc12303_2816866362"/><text:bookmark-start text:name="_Toc519121121"/>Appendix F – Permission to Use Existing Survey<text:bookmark-end text:name="__RefHeading___Toc12303_2816866362"/><text:bookmark-end text:name="_Toc519121121"/></text:h>
      <text:p text:style-name="APA_20_Flush_20_Left"><text:bookmark-end text:name="_Toc5140016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Body)" svg:font-family="'Calibri (Body)'"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zh" style:country-asian="CN"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200%" fo:text-indent="1.27cm" style:auto-text-indent="false"/>
      <style:text-properties style:font-name-asian="Calibri1" style:font-family-asian="Calibri" style:font-family-generic-asian="system" style:font-pitch-asian="variable" style:language-asian="en" style:country-asian="U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100%" fo:text-align="center" style:justify-single-word="false" fo:keep-together="always" fo:keep-with-next="always"/>
      <style:text-properties fo:font-weight="normal" style:font-name-asian="宋体" style:font-family-asian="宋体" style:font-family-generic-asian="system" style:font-pitch-asian="variable" style:language-asian="en" style:country-asian="US"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master-page-name="">
      <style:paragraph-properties fo:line-height="200%" fo:text-align="center" style:justify-single-word="false" fo:keep-together="always" style:page-number="auto" fo:keep-with-next="always"/>
      <style:text-properties fo:font-weight="bold" style:font-name-asian="宋体" style:font-family-asian="宋体" style:font-family-generic-asian="system" style:font-pitch-asian="variable" style:language-asian="en" style:country-asian="US" style:font-weight-asian="bold" style:font-name-complex="Times New Roman1" style:font-family-complex="'Times New Roman'" style:font-family-generic-complex="system" style:font-pitch-complex="variable" style:font-size-complex="16pt"/>
    </style:style>
    <style:style style:name="Heading_20_3" style:display-name="Heading 3" style:family="paragraph" style:next-style-name="Standard" style:default-outline-level="3" style:list-style-name="" style:class="text" style:master-page-name="">
      <style:paragraph-properties fo:line-height="200%" style:page-number="auto">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left="0cm" fo:margin-right="0cm" fo:margin-top="0.071cm" fo:margin-bottom="0cm" loext:contextual-spacing="false" fo:line-height="200%" fo:keep-together="always" fo:text-indent="1.27cm" style:auto-text-indent="false" fo:keep-with-next="always"/>
      <style:text-properties fo:color="#365f91" style:font-name="Cambria" fo:font-family="Cambria" style:font-family-generic="roman" style:font-pitch="variable" fo:font-style="italic" style:font-name-asian="宋体" style:font-family-asian="宋体"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 style:class="text">
      <style:paragraph-properties fo:margin-left="0cm" fo:margin-right="0cm" fo:margin-top="0.071cm" fo:margin-bottom="0cm" loext:contextual-spacing="false" fo:line-height="200%" fo:keep-together="always" fo:text-indent="1.27cm" style:auto-text-indent="false" fo:keep-with-next="always"/>
      <style:text-properties fo:color="#243f60" style:font-name="Cambria" fo:font-family="Cambria" style:font-family-generic="roman" style:font-pitch="variable" style:font-name-asian="宋体" style:font-family-asian="宋体"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left="0cm" fo:margin-right="0cm" fo:line-height="200%" fo:text-indent="1.27cm" style:auto-text-indent="false">
        <style:tab-stops>
          <style:tab-stop style:position="7.62cm" style:type="center"/>
          <style:tab-stop style:position="15.24cm" style:type="right"/>
        </style:tab-stops>
      </style:paragraph-properties>
      <style:text-properties style:font-name-asian="Calibri1" style:font-family-asian="Calibri" style:font-family-generic-asian="system" style:font-pitch-asian="variable" style:language-asian="en" style:country-asian="US"/>
    </style:style>
    <style:style style:name="APA" style:family="paragraph" style:parent-style-name="Text_20_body" style:default-outline-level="">
      <style:paragraph-properties fo:margin-left="0cm" fo:margin-right="0cm" fo:margin-top="0cm" fo:margin-bottom="0cm" loext:contextual-spacing="false" fo:line-height="100%" fo:text-align="center" style:justify-single-word="false" fo:text-indent="0cm" style:auto-text-indent="false"/>
    </style:style>
    <style:style style:name="Footer" style:family="paragraph" style:parent-style-name="Standard" style:default-outline-level="" style:class="extra">
      <style:paragraph-properties fo:margin-left="0cm" fo:margin-right="0cm" fo:line-height="200%" fo:text-indent="1.27cm" style:auto-text-indent="false">
        <style:tab-stops>
          <style:tab-stop style:position="7.62cm" style:type="center"/>
          <style:tab-stop style:position="15.24cm" style:type="right"/>
        </style:tab-stops>
      </style:paragraph-properties>
      <style:text-properties style:font-name-asian="Calibri1" style:font-family-asian="Calibri" style:font-family-generic-asian="system" style:font-pitch-asian="variable" style:language-asian="en" style:country-asian="US"/>
    </style:style>
    <style:style style:name="APA_20_Block_20_Quote" style:display-name="APA Block Quote" style:family="paragraph" style:parent-style-name="APA" style:next-style-name="APA" style:default-outline-level="">
      <style:paragraph-properties fo:margin-left="1.27cm" fo:margin-right="0cm" fo:margin-top="0cm" fo:margin-bottom="0.635cm" loext:contextual-spacing="true" fo:text-indent="0cm" style:auto-text-indent="false"/>
    </style:style>
    <style:style style:name="APA_20_Block_20_Quote_20_Subsequent_20_Para" style:display-name="APA Block Quote Subsequent Para" style:family="paragraph" style:parent-style-name="APA" style:next-style-name="APA" style:default-outline-level="">
      <style:paragraph-properties fo:margin-left="1.27cm" fo:margin-right="0cm" fo:text-indent="0cm" style:auto-text-indent="false"/>
    </style:style>
    <style:style style:name="APA_20_Abstract" style:display-name="APA Abstract" style:family="paragraph" style:parent-style-name="APA" style:default-outline-level=""/>
    <style:style style:name="APA_20_Running_20_Head" style:display-name="APA Running Head" style:family="paragraph" style:parent-style-name="Standard" style:default-outline-level="">
      <style:paragraph-properties fo:margin-left="0cm" fo:margin-right="0cm" fo:line-height="200%" fo:text-indent="1.27cm" style:auto-text-indent="false"/>
      <style:text-properties style:font-name-asian="Calibri1" style:font-family-asian="Calibri" style:font-family-generic-asian="system" style:font-pitch-asian="variable" style:language-asian="en" style:country-asian="US"/>
    </style:style>
    <style:style style:name="APA_20_Page_20_Heading" style:display-name="APA Page Heading" style:family="paragraph" style:parent-style-name="APA" style:default-outline-level="">
      <style:paragraph-properties>
        <style:tab-stops>
          <style:tab-stop style:position="16.51cm" style:type="right"/>
        </style:tab-stops>
      </style:paragraph-properties>
    </style:style>
    <style:style style:name="APA_20_Reference" style:display-name="APA Reference" style:family="paragraph" style:parent-style-name="APA" style:default-outline-level="">
      <style:paragraph-properties fo:margin-left="1.27cm" fo:margin-right="0cm" fo:line-height="200%" fo:text-align="start" style:justify-single-word="false" fo:text-indent="-1.27cm" style:auto-text-indent="false"/>
    </style:style>
    <style:style style:name="APA_20_Heading_20_Center" style:display-name="APA Heading Center" style:family="paragraph" style:parent-style-name="APA" style:next-style-name="APA" style:default-outline-level=""/>
    <style:style style:name="MLA" style:family="paragraph" style:default-outline-level="">
      <style:paragraph-properties fo:margin-left="0cm" fo:margin-right="0cm" fo:line-height="200%" fo:text-align="start" style:justify-single-word="false" fo:orphans="2" fo:widows="2" fo:text-indent="1.27cm" style:auto-text-indent="false" style:writing-mode="lr-tb"/>
      <style:text-properties fo:font-size="12pt" style:font-size-asian="12pt"/>
    </style:style>
    <style:style style:name="MLA_20_Reference" style:display-name="MLA Reference" style:family="paragraph" style:parent-style-name="MLA" style:default-outline-level="">
      <style:paragraph-properties fo:margin-left="1.27cm" fo:margin-right="0cm" fo:text-indent="-1.27cm" style:auto-text-indent="false"/>
    </style:style>
    <style:style style:name="MLA_20_Page_20_Heading" style:display-name="MLA Page Heading" style:family="paragraph" style:parent-style-name="MLA" style:next-style-name="MLA" style:default-outline-level="">
      <style:paragraph-properties fo:margin-left="0cm" fo:margin-right="0cm" fo:text-align="end" style:justify-single-word="false" fo:text-indent="0cm" style:auto-text-indent="false"/>
    </style:style>
    <style:style style:name="MLA_20_Heading_20_Center" style:display-name="MLA Heading Center" style:family="paragraph" style:parent-style-name="APA_20_Heading_20_Center" style:next-style-name="MLA" style:default-outline-level=""/>
    <style:style style:name="MLA_20_Section_20_Heading_20_1" style:display-name="MLA Section Heading 1" style:family="paragraph" style:parent-style-name="MLA" style:next-style-name="MLA" style:default-outline-level="1" style:list-style-name="">
      <style:paragraph-properties fo:margin-left="0cm" fo:margin-right="0cm" fo:text-indent="0cm" style:auto-text-indent="false"/>
      <style:text-properties fo:font-weight="bold" style:font-weight-asian="bold" style:font-size-complex="12pt"/>
    </style:style>
    <style:style style:name="MLA_20_Section_20_Heading_20_2" style:display-name="MLA Section Heading 2" style:family="paragraph" style:parent-style-name="MLA" style:next-style-name="MLA" style:default-outline-level="2" style:list-style-name="">
      <style:paragraph-properties fo:margin-left="0cm" fo:margin-right="0cm" fo:text-indent="0cm" style:auto-text-indent="false"/>
      <style:text-properties fo:font-style="italic" style:font-style-asian="italic" style:font-size-complex="12pt"/>
    </style:style>
    <style:style style:name="MLA_20_Section_20_Heading_20_3" style:display-name="MLA Section Heading 3" style:family="paragraph" style:parent-style-name="MLA" style:next-style-name="MLA" style:default-outline-level="">
      <style:paragraph-properties fo:margin-left="0cm" fo:margin-right="0cm" fo:text-align="center" style:justify-single-word="false" fo:text-indent="0cm" style:auto-text-indent="false"/>
      <style:text-properties fo:font-weight="bold" style:font-weight-asian="bold" style:font-size-complex="12pt"/>
    </style:style>
    <style:style style:name="MLA_20_Section_20_Heading_20_4" style:display-name="MLA Section Heading 4" style:family="paragraph" style:parent-style-name="MLA" style:next-style-name="MLA" style:default-outline-level="">
      <style:paragraph-properties fo:margin-left="0cm" fo:margin-right="0cm" fo:text-align="center" style:justify-single-word="false" fo:text-indent="0cm" style:auto-text-indent="false"/>
      <style:text-properties fo:font-style="italic" style:font-style-asian="italic" style:font-size-complex="12pt"/>
    </style:style>
    <style:style style:name="MLA_20_Section_20_Heading_20_5" style:display-name="MLA Section Heading 5" style:family="paragraph" style:parent-style-name="MLA" style:next-style-name="MLA" style:default-outline-level="">
      <style:paragraph-properties fo:margin-left="0cm" fo:margin-right="0cm" fo:text-indent="0cm" style:auto-text-indent="false"/>
      <style:text-properties style:text-underline-style="solid" style:text-underline-width="auto" style:text-underline-color="font-color" style:font-size-complex="12pt"/>
    </style:style>
    <style:style style:name="MLA_20_Title_20_Info" style:display-name="MLA Title Info" style:family="paragraph" style:parent-style-name="MLA" style:next-style-name="MLA" style:default-outline-level="">
      <style:paragraph-properties fo:margin-left="0cm" fo:margin-right="0cm" fo:text-indent="0cm" style:auto-text-indent="false"/>
    </style:style>
    <style:style style:name="APA_20_Heading_20_Center_20_Included_20_In_20_TOC" style:display-name="APA Heading Center Included In TOC" style:family="paragraph" style:parent-style-name="APA" style:next-style-name="APA" style:default-outline-level="1" style:list-style-name=""/>
    <style:style style:name="Normal_20_Indent" style:display-name="Normal Indent" style:family="paragraph" style:parent-style-name="Standard" style:default-outline-level="">
      <style:paragraph-properties fo:line-height="200%" fo:text-align="center" style:justify-single-word="false"/>
      <style:text-properties fo:text-transform="uppercase" style:font-name-asian="Calibri1" style:font-family-asian="Calibri" style:font-family-generic-asian="system" style:font-pitch-asian="variable" style:language-asian="en" style:country-asian="US"/>
    </style:style>
    <style:style style:name="APA_20_Char" style:display-name="APA Char" style:family="paragraph" style:parent-style-name="Text_20_body" style:default-outline-level="">
      <style:paragraph-properties fo:margin-top="0cm" fo:margin-bottom="0cm" loext:contextual-spacing="false"/>
    </style:style>
    <style:style style:name="annotation_20_text" style:display-name="annotation text" style:family="paragraph" style:parent-style-name="Standard" style:default-outline-level="">
      <style:paragraph-properties fo:margin-left="0cm" fo:margin-right="0cm" fo:line-height="200%" fo:text-indent="1.27cm" style:auto-text-indent="false"/>
      <style:text-properties fo:font-size="10pt" style:font-name-asian="Calibri1" style:font-family-asian="Calibri" style:font-family-generic-asian="system" style:font-pitch-asian="variable" style:font-size-asian="10pt" style:language-asian="en" style:country-asian="US"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200%" fo:text-indent="0cm" style:auto-text-indent="false"/>
      <style:text-properties style:font-name-asian="Calibri1" style:font-family-asian="Calibri" style:font-family-generic-asian="system" style:font-pitch-asian="variable" style:language-asian="en" style:country-asian="US"/>
    </style:style>
    <style:style style:name="Balloon_20_Text" style:display-name="Balloon Text" style:family="paragraph" style:parent-style-name="Standard" style:default-outline-level="">
      <style:paragraph-properties fo:margin-left="0cm" fo:margin-right="0cm" fo:text-indent="1.27cm"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Second-Level_20_Bulleted_20_List_20__28_Hollow_29_" style:display-name="Second-Level Bulleted List (Hollow)" style:family="paragraph" style:parent-style-name="Standard" style:auto-update="true" style:default-outline-level="2" style:list-style-name="">
      <style:paragraph-properties fo:line-height="200%" fo:keep-together="always" fo:keep-with-next="always"/>
      <style:text-properties fo:font-weight="bold" style:language-asian="en" style:country-asian="US" style:font-weight-asian="bold" style:font-name-complex="Arial1" style:font-family-complex="Arial" style:font-family-generic-complex="system" style:font-pitch-complex="variable" style:font-size-complex="10pt"/>
    </style:style>
    <style:style style:name="annotation_20_subject" style:display-name="annotation subject" style:family="paragraph" style:parent-style-name="annotation_20_text" style:default-outline-level="">
      <style:paragraph-properties fo:line-height="100%"/>
      <style:text-properties fo:font-weight="bold" style:font-weight-asian="bold" style:font-weight-complex="bold"/>
    </style:style>
    <style:style style:name="APA_20_Annotation" style:display-name="APA Annotation" style:family="paragraph" style:parent-style-name="APA" style:default-outline-level="">
      <style:paragraph-properties fo:margin-left="1.27cm" fo:margin-right="0cm" fo:margin-top="0cm" fo:margin-bottom="0.423cm" loext:contextual-spacing="false" fo:text-indent="0cm" style:auto-text-indent="false"/>
    </style:style>
    <style:style style:name="APA_20_Outline_20_Level_20_1" style:display-name="APA Outline Level 1" style:family="paragraph" style:parent-style-name="APA" style:next-style-name="APA" style:default-outline-level="">
      <style:paragraph-properties fo:margin-top="0cm" fo:margin-bottom="0.423cm" loext:contextual-spacing="false"/>
    </style:style>
    <style:style style:name="APA_20_Outline_20_Level_20_2" style:display-name="APA Outline Level 2" style:family="paragraph" style:parent-style-name="APA" style:next-style-name="APA" style:default-outline-level="">
      <style:paragraph-properties fo:margin-left="1.27cm" fo:margin-right="0cm" fo:margin-top="0cm" fo:margin-bottom="0.423cm" loext:contextual-spacing="false" fo:text-indent="0cm" style:auto-text-indent="false"/>
    </style:style>
    <style:style style:name="APA_20_Outline_20_Level_20_3" style:display-name="APA Outline Level 3" style:family="paragraph" style:parent-style-name="APA" style:next-style-name="APA" style:default-outline-level="">
      <style:paragraph-properties fo:margin-left="2.54cm" fo:margin-right="0cm" fo:margin-top="0cm" fo:margin-bottom="0.423cm" loext:contextual-spacing="false" fo:text-indent="0cm" style:auto-text-indent="false"/>
    </style:style>
    <style:style style:name="APA_20_Outline_20_Level_20_4" style:display-name="APA Outline Level 4" style:family="paragraph" style:parent-style-name="APA" style:next-style-name="APA" style:default-outline-level="">
      <style:paragraph-properties fo:margin-left="3.81cm" fo:margin-right="0cm" fo:margin-top="0cm" fo:margin-bottom="0.423cm" loext:contextual-spacing="false" fo:text-indent="0cm" style:auto-text-indent="false"/>
    </style:style>
    <style:style style:name="APA_20_Outline_20_Level_20_5" style:display-name="APA Outline Level 5" style:family="paragraph" style:parent-style-name="APA" style:next-style-name="APA" style:default-outline-level="">
      <style:paragraph-properties fo:margin-left="5.08cm" fo:margin-right="0cm" fo:margin-top="0cm" fo:margin-bottom="0.423cm" loext:contextual-spacing="false" fo:text-indent="0cm" style:auto-text-indent="false"/>
    </style:style>
    <style:style style:name="APA_20_Outline_20_Level_20_6" style:display-name="APA Outline Level 6" style:family="paragraph" style:parent-style-name="APA" style:next-style-name="APA" style:default-outline-level="">
      <style:paragraph-properties fo:margin-left="6.35cm" fo:margin-right="0cm" fo:margin-top="0cm" fo:margin-bottom="0.423cm" loext: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language-asian="en" style:country-asian="US"/>
    </style:style>
    <style:style style:name="TOC_20_Heading" style:display-name="TOC Heading" style:family="paragraph" style:parent-style-name="Heading_20_1" style:next-style-name="Standard" style:default-outline-level="">
      <style:paragraph-properties fo:line-height="108%" fo:text-align="start" style:justify-single-word="false"/>
      <style:text-properties fo:color="#365f91" style:font-name="Cambria" fo:font-family="Cambria" style:font-family-generic="roman" style:font-pitch="variable" fo:font-size="16pt"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line-height="200%">
        <style:tab-stops>
          <style:tab-stop style:position="15.24cm" style:type="right" style:leader-style="dotted" style:leader-text="."/>
        </style:tab-stops>
      </style:paragraph-properties>
      <style:text-properties style:font-name-asian="Calibri1" style:font-family-asian="Calibri" style:font-family-generic-asian="system" style:font-pitch-asian="variable" style:language-asian="en" style:country-asian="US" style:font-name-complex="Calibri (Body)" style:font-family-complex="'Calibri (Body)'"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1.27cm" fo:margin-right="0cm" fo:line-height="200%" fo:text-indent="0cm" style:auto-text-indent="false">
        <style:tab-stops>
          <style:tab-stop style:position="15.24cm" style:type="right" style:leader-style="dotted" style:leader-text="."/>
        </style:tab-stops>
      </style:paragraph-properties>
      <style:text-properties style:font-name-asian="Calibri1" style:font-family-asian="Calibri" style:font-family-generic-asian="system" style:font-pitch-asian="variable" style:language-asian="en" style:country-asian="US" style:font-name-complex="Calibri (Body)" style:font-family-complex="'Calibri (Body)'" style:font-family-generic-complex="system" style:font-pitch-complex="variable" style:font-size-complex="10pt"/>
    </style:style>
    <style:style style:name="UOP_20_MATERIAL_20_TITLE" style:display-name="UOP MATERIAL TITLE" style:family="paragraph" style:default-outline-level="2" style:list-style-name="">
      <style:paragraph-properties fo:margin-top="0.423cm" fo:margin-bottom="0.212cm" loext:contextual-spacing="false" fo:text-align="center" style:justify-single-word="false" fo:orphans="2" fo:widows="2" style:writing-mode="lr-tb"/>
      <style:text-properties fo:text-transform="uppercase" style:font-name="Arial" fo:font-family="Arial" style:font-family-generic="roman" style:font-pitch="variable" fo:font-size="14pt" fo:font-weight="bold" style:font-size-asian="14pt" style:font-weight-asian="bold"/>
    </style:style>
    <style:style style:name="Table_20_Text" style:display-name="Table Text" style:family="paragraph" style:parent-style-name="Standard" style:default-outline-level="">
      <style:paragraph-properties>
        <style:tab-stops>
          <style:tab-stop style:position="0.965cm"/>
        </style:tab-stops>
      </style:paragraph-properties>
      <style:text-properties style:language-asian="en" style:country-asian="US" style:font-size-complex="10pt"/>
    </style:style>
    <style:style style:name="SASD_20_TOC_20_Level_20_1" style:display-name="SASD TOC Level 1" style:family="paragraph" style:parent-style-name="Contents_20_1" style:default-outline-level="">
      <style:paragraph-properties fo:margin-left="2.752cm" fo:margin-right="0cm" fo:text-indent="-1.27cm" style:auto-text-indent="false">
        <style:tab-stops>
          <style:tab-stop style:position="13.97cm" style:type="right" style:leader-style="dotted" style:leader-text="."/>
        </style:tab-stops>
      </style:paragraph-properties>
      <style:text-properties style:font-name-asian="Times New Roman1" style:font-family-asian="'Times New Roman'" style:font-family-generic-asian="system" style:font-pitch-asian="variable"/>
    </style:style>
    <style:style style:name="SASD_20_TOC_20_Heading" style:display-name="SASD TOC Heading" style:family="paragraph" style:parent-style-name="Contents_20_1" style:default-outline-level="">
      <style:paragraph-properties>
        <style:tab-stops>
          <style:tab-stop style:position="13.952cm" style:type="right"/>
        </style:tab-stops>
      </style:paragraph-properties>
      <style:text-properties style:font-name="TimesNewRoman" fo:font-family="TimesNewRoman" style:font-family-generic="roman" style:font-pitch="variable" fo:letter-spacing="-0.004cm" style:font-name-asian="Times New Roman1" style:font-family-asian="'Times New Roman'" style:font-family-generic-asian="system" style:font-pitch-asian="variable"/>
    </style:style>
    <style:style style:name="Contents_20_3" style:display-name="Contents 3" style:family="paragraph" style:parent-style-name="Standard" style:next-style-name="Standard" style:auto-update="true" style:default-outline-level="" style:class="index">
      <style:paragraph-properties fo:margin-left="2.54cm" fo:margin-right="0cm" fo:line-height="200%" fo:text-indent="0cm" style:auto-text-indent="false">
        <style:tab-stops>
          <style:tab-stop style:position="15.24cm" style:type="right" style:leader-style="dotted" style:leader-text="."/>
        </style:tab-stops>
      </style:paragraph-properties>
      <style:text-properties style:font-name-asian="Calibri1" style:font-family-asian="Calibri" style:font-family-generic-asian="system" style:font-pitch-asian="variable" style:language-asian="en" style:country-asian="US" style:font-name-complex="Calibri (Body)" style:font-family-complex="'Calibri (Body)'"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1.27cm" fo:margin-right="0cm" fo:line-height="200%" fo:text-indent="1.27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693cm" fo:margin-right="0cm" fo:line-height="200%" fo:text-indent="1.27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2.117cm" fo:margin-right="0cm" fo:line-height="200%" fo:text-indent="1.27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2.54cm" fo:margin-right="0cm" fo:line-height="200%" fo:text-indent="1.27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2.963cm" fo:margin-right="0cm" fo:line-height="200%" fo:text-indent="1.27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3.387cm" fo:margin-right="0cm" fo:line-height="200%" fo:text-indent="1.27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style>
    <style:style style:name="Subtitle" style:family="paragraph" style:parent-style-name="Standard" style:next-style-name="Standard" style:default-outline-level="" style:class="chapter">
      <style:paragraph-properties fo:margin-left="0cm" fo:margin-right="0cm" fo:margin-top="0cm" fo:margin-bottom="0.282cm" loext:contextual-spacing="false" fo:line-height="200%" fo:text-indent="1.27cm" style:auto-text-indent="false"/>
      <style:text-properties fo:color="#5a5a5a" style:font-name="Calibri" fo:font-family="Calibri" style:font-family-generic="roman" style:font-pitch="variable" fo:font-size="11pt" fo:letter-spacing="0.026cm" style:font-name-asian="宋体" style:font-family-asian="宋体"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table_20_of_20_figures" style:display-name="table of figures" style:family="paragraph" style:parent-style-name="Standard" style:next-style-name="Standard" style:default-outline-level="">
      <style:paragraph-properties fo:line-height="200%"/>
      <style:text-properties style:font-name-asian="Calibri1" style:font-family-asian="Calibri" style:font-family-generic-asian="system" style:font-pitch-asian="variable" style:language-asian="en" style:country-asian="US"/>
    </style:style>
    <style:style style:name="APA_20_Flush_20_Left" style:display-name="APA Flush Left" style:family="paragraph" style:parent-style-name="Text_20_body" style:default-outline-level="">
      <style:paragraph-properties fo:margin-left="0cm" fo:margin-right="0cm" fo:margin-top="0cm" fo:margin-bottom="0cm" loext:contextual-spacing="false" fo:text-indent="0cm" style:auto-text-indent="false"/>
      <style:text-properties fo:color="#212121" style:font-name="Liberation Serif" fo:font-family="'Liberation Serif'" style:font-style-name="Regular" style:font-family-generic="roman" style:font-pitch="variable" fo:background-color="#ffffff"/>
    </style:style>
    <style:style style:name="APA_20_Body_20_Text" style:display-name="APA Body Text" style:family="paragraph" style:parent-style-name="APA" style:default-outline-level="">
      <style:paragraph-properties fo:margin-left="0cm" fo:margin-right="0cm" fo:line-height="200%" fo:text-align="start" style:justify-single-word="false" fo:text-indent="1.27cm" style:auto-text-indent="false"/>
    </style:style>
    <style:style style:name="APA_20_Hypothesis" style:display-name="APA Hypothesis" style:family="paragraph" style:parent-style-name="APA_20_Flush_20_Left" style:default-outline-level="">
      <style:paragraph-properties fo:margin-left="0.953cm" fo:margin-right="0cm" fo:text-indent="-0.953cm" style:auto-text-indent="false"/>
      <style:text-properties style:language-asian="zh" style:country-asian="CN" style:font-style-complex="italic"/>
    </style:style>
    <style:style style:name="APA_20_Hypotheis_20_List" style:display-name="APA Hypotheis List" style:family="paragraph" style:parent-style-name="APA_20_Flush_20_Left" style:default-outline-level="">
      <style:paragraph-properties fo:margin-left="1.905cm" fo:margin-right="0cm" fo:text-indent="-0.953cm" style:auto-text-indent="false"/>
    </style:style>
    <style:style style:name="APA_20_RQ_20_List" style:display-name="APA RQ List" style:family="paragraph" style:parent-style-name="APA_20_Flush_20_Left" style:default-outline-level="">
      <style:paragraph-properties fo:margin-left="1.905cm" fo:margin-right="0cm" fo:text-indent="-1.111cm" style:auto-text-indent="false"/>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APA_20_Block_20_Quote_20_1st_20_para" style:display-name="APA Block Quote 1st para" style:family="paragraph" style:parent-style-name="APA" style:next-style-name="APA" style:default-outline-level="">
      <style:paragraph-properties fo:line-height="200%" fo:text-align="start" style:justify-single-word="false"/>
    </style:style>
    <style:style style:name="APA_20_Heading_20_1" style:display-name="APA Heading 1" style:family="paragraph" style:parent-style-name="APA" style:next-style-name="APA" style:default-outline-level="1" style:list-style-name="">
      <style:paragraph-properties fo:line-height="200%"/>
      <style:text-properties fo:font-weight="bold" style:font-weight-asian="bold"/>
    </style:style>
    <style:style style:name="APA_20_Heading_20_2" style:display-name="APA Heading 2" style:family="paragraph" style:parent-style-name="APA_20_Heading_20_1" style:next-style-name="APA" style:default-outline-level="2" style:list-style-name="">
      <style:paragraph-properties fo:text-align="start" style:justify-single-word="false"/>
    </style:style>
    <style:style style:name="APA_20_Heading_20_3" style:display-name="APA Heading 3" style:family="paragraph" style:parent-style-name="APA_20_Heading_20_1" style:next-style-name="APA" style:default-outline-level="">
      <style:paragraph-properties fo:margin-left="0cm" fo:margin-right="0cm" fo:text-align="start" style:justify-single-word="false" fo:text-indent="1.27cm" style:auto-text-indent="false"/>
    </style:style>
    <style:style style:name="APA_20_Heading_20_4" style:display-name="APA Heading 4" style:family="paragraph" style:parent-style-name="APA_20_Heading_20_1" style:next-style-name="APA" style:default-outline-level="">
      <style:paragraph-properties fo:margin-left="0cm" fo:margin-right="0cm" fo:text-align="start" style:justify-single-word="false" fo:text-indent="1.27cm" style:auto-text-indent="false"/>
      <style:text-properties fo:font-style="italic" style:font-style-asian="italic"/>
    </style:style>
    <style:style style:name="APA_20_Heading_20_5" style:display-name="APA Heading 5" style:family="paragraph" style:parent-style-name="APA_20_Heading_20_1" style:next-style-name="APA" style:default-outline-level="">
      <style:paragraph-properties fo:margin-left="0cm" fo:margin-right="0cm" fo:text-align="start" style:justify-single-word="false" fo:text-indent="1.27cm" style:auto-text-indent="false"/>
      <style:text-properties fo:font-style="italic" fo:font-weight="normal" style:font-style-asian="italic" style:font-weight-asian="normal"/>
    </style:style>
    <style:style style:name="body-paragraph4" style:family="paragraph" style:parent-style-name="Standard" style:default-outline-level="">
      <style:paragraph-properties fo:margin-left="4.974cm" fo:margin-right="0cm" fo:margin-top="0.494cm" fo:margin-bottom="0.494cm" loext:contextual-spacing="false" fo:text-indent="-1.058cm" style:auto-text-indent="false"/>
      <style:text-properties style:language-asian="en" style:country-asian="US"/>
    </style:style>
    <style:style style:name="Single_20_Spaced_20_Centered" style:display-name="Single Spaced Centered" style:family="paragraph" style:parent-style-name="Text_20_body">
      <loext:graphic-properties draw:fill="none" draw:fill-color="#729fcf"/>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asian="Liberation Serif" style:font-family-asian="'Liberation Serif'" style:font-style-name-asian="Regular" style:font-family-generic-asian="roman" style:font-pitch-asian="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2pt" fo:font-weight="bold" style:font-name-asian="宋体" style:font-family-asian="宋体"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font-size="12pt" fo:font-weight="bold" style:font-name-asian="宋体" style:font-family-asian="宋体"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fo:font-size="12pt" fo:font-weight="bold" style:font-name-asian="Calibri1" style:font-family-asian="Calibri" style:font-family-generic-asian="system" style:font-pitch-asian="variable" style:font-size-asian="12pt" style:font-weight-asian="bold" style:font-size-complex="12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ize="12pt" fo:font-style="italic" style:font-name-asian="宋体" style:font-family-asian="宋体"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ize="12pt" style:font-name-asian="宋体" style:font-family-asian="宋体"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fo:font-size="12pt" style:font-name-asian="Calibri1" style:font-family-asian="Calibri" style:font-family-generic-asian="system" style:font-pitch-asian="variable" style:font-size-asian="12pt" style:font-size-complex="12pt"/>
    </style:style>
    <style:style style:name="Body_20_Text_20_Char" style:display-name="Body Text Char" style:family="text" style:parent-style-name="Default_20_Paragraph_20_Font">
      <style:text-properties fo:font-size="12pt" style:font-name-asian="Calibri1" style:font-family-asian="Calibri" style:font-family-generic-asian="system" style:font-pitch-asian="variable" style:font-size-asian="12pt" style:font-size-complex="12pt"/>
    </style:style>
    <style:style style:name="APA_20_Char1" style:display-name="APA Char1" style:family="text" style:parent-style-name="Body_20_Text_20_Char">
      <style:text-properties fo:font-size="12pt" style:font-name-asian="Calibri1" style:font-family-asian="Calibri" style:font-family-generic-asian="system" style:font-pitch-asian="variable" style:font-size-asian="12pt" style:font-size-complex="12pt"/>
    </style:style>
    <style:style style:name="Footer_20_Char" style:display-name="Footer Char" style:family="text" style:parent-style-name="Default_20_Paragraph_20_Font">
      <style:text-properties fo:font-size="12pt" style:font-name-asian="Calibri1" style:font-family-asian="Calibri" style:font-family-generic-asian="system" style:font-pitch-asian="variable" style:font-size-asian="12pt" style:font-size-complex="12pt"/>
    </style:style>
    <style:style style:name="page_20_number" style:display-name="page number" style:family="text" style:parent-style-name="Default_20_Paragraph_20_Font"/>
    <style:style style:name="APA_20_Heading_20_Center_20_Included_20_In_20_TOC_20_Char" style:display-name="APA Heading Center Included In TOC Char" style:family="text" style:parent-style-name="Default_20_Paragraph_20_Font">
      <style:text-properties fo:font-size="12pt" style:font-name-asian="Calibri1" style:font-family-asian="Calibri" style:font-family-generic-asian="system" style:font-pitch-asian="variable" style:font-size-asian="12pt" style:font-size-complex="12pt"/>
    </style:style>
    <style:style style:name="APA_20_Char_20_Char" style:display-name="APA Char Char" style:family="text">
      <style:text-properties style:font-name-asian="Calibri1" style:font-family-asian="Calibri" style:font-family-generic-asian="system" style:font-pitch-asian="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mphasis" style:family="text">
      <style:text-properties fo:font-style="italic" style:font-style-asian="italic" style:font-style-complex="italic"/>
    </style:style>
    <style:style style:name="Comment_20_Subject_20_Char" style:display-name="Comment Subject Char" style:family="text" style:parent-style-name="Comment_20_Text_20_Char">
      <style:text-properties fo:font-weight="bold" style:font-name-asian="Calibri1" style:font-family-asian="Calibri" style:font-family-generic-asian="system" style:font-pitch-asian="variable" style:font-weight-asian="bold" style:font-weight-complex="bold"/>
    </style:style>
    <style:style style:name="APA_20_Annotation_20_Char" style:display-name="APA Annotation Char" style:family="text" style:parent-style-name="APA_20_Char1">
      <style:text-properties fo:font-size="12pt" style:font-name-asian="Calibri1" style:font-family-asian="Calibri" style:font-family-generic-asian="system" style:font-pitch-asian="variable" style:font-size-asian="12pt" style:font-size-complex="12pt"/>
    </style:style>
    <style:style style:name="APA_20_Outline_20_Level_20_1_20_Char" style:display-name="APA Outline Level 1 Char" style:family="text" style:parent-style-name="APA_20_Char1">
      <style:text-properties fo:font-size="12pt" style:font-name-asian="Calibri1" style:font-family-asian="Calibri" style:font-family-generic-asian="system" style:font-pitch-asian="variable" style:font-size-asian="12pt" style:font-size-complex="12pt"/>
    </style:style>
    <style:style style:name="APA_20_Outline_20_Level_20_2_20_Char" style:display-name="APA Outline Level 2 Char" style:family="text" style:parent-style-name="APA_20_Char1">
      <style:text-properties fo:font-size="12pt" style:font-name-asian="Calibri1" style:font-family-asian="Calibri" style:font-family-generic-asian="system" style:font-pitch-asian="variable" style:font-size-asian="12pt" style:font-size-complex="12pt"/>
    </style:style>
    <style:style style:name="APA_20_Outline_20_Level_20_3_20_Char" style:display-name="APA Outline Level 3 Char" style:family="text" style:parent-style-name="APA_20_Char1">
      <style:text-properties fo:font-size="12pt" style:font-name-asian="Calibri1" style:font-family-asian="Calibri" style:font-family-generic-asian="system" style:font-pitch-asian="variable" style:font-size-asian="12pt" style:font-size-complex="12pt"/>
    </style:style>
    <style:style style:name="APA_20_Outline_20_Level_20_4_20_Char" style:display-name="APA Outline Level 4 Char" style:family="text" style:parent-style-name="APA_20_Char1">
      <style:text-properties fo:font-size="12pt" style:font-name-asian="Calibri1" style:font-family-asian="Calibri" style:font-family-generic-asian="system" style:font-pitch-asian="variable" style:font-size-asian="12pt" style:font-size-complex="12pt"/>
    </style:style>
    <style:style style:name="APA_20_Outline_20_Level_20_5_20_Char" style:display-name="APA Outline Level 5 Char" style:family="text" style:parent-style-name="APA_20_Char1">
      <style:text-properties fo:font-size="12pt" style:font-name-asian="Calibri1" style:font-family-asian="Calibri" style:font-family-generic-asian="system" style:font-pitch-asian="variable" style:font-size-asian="12pt" style:font-size-complex="12pt"/>
    </style:style>
    <style:style style:name="APA_20_Outline_20_Level_20_6_20_Char" style:display-name="APA Outline Level 6 Char" style:family="text" style:parent-style-name="APA_20_Char1">
      <style:text-properties fo:font-size="12pt" style:font-name-asian="Calibri1" style:font-family-asian="Calibri" style:font-family-generic-asian="system" style:font-pitch-asian="variable" style:font-size-asian="12pt" style:font-size-complex="12pt"/>
    </style:style>
    <style:style style:name="bylin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OC_20_1_20_Char" style:display-name="TOC 1 Char" style:family="text" style:parent-style-name="Default_20_Paragraph_20_Font">
      <style:text-properties fo:font-size="12pt" style:font-name-asian="Calibri1" style:font-family-asian="Calibri" style:font-family-generic-asian="system" style:font-pitch-asian="variable" style:font-size-asian="12pt" style:font-name-complex="Calibri (Body)" style:font-family-complex="'Calibri (Body)'" style:font-family-generic-complex="system" style:font-pitch-complex="variable" style:font-weight-complex="bold"/>
    </style:style>
    <style:style style:name="TOC_20_2_20_Char" style:display-name="TOC 2 Char" style:family="text" style:parent-style-name="Default_20_Paragraph_20_Font">
      <style:text-properties fo:font-size="12pt" style:font-name-asian="Calibri1" style:font-family-asian="Calibri" style:font-family-generic-asian="system" style:font-pitch-asian="variable" style:font-size-asian="12pt" style:font-name-complex="Calibri (Body)" style:font-family-complex="'Calibri (Body)'"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style:font-name="Calibri" fo:font-family="Calibri" style:font-family-generic="roman" style:font-pitch="variable" fo:font-size="11pt" fo:letter-spacing="0.026cm" style:font-name-asian="宋体" style:font-family-asian="宋体"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Unresolved_20_Mention1" style:display-name="Unresolved Mention1" style:family="text" style:parent-style-name="Default_20_Paragraph_20_Font">
      <style:text-properties fo:color="#605e5c" fo:background-color="#e1dfd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size-asian="8pt" style:language-asian="zh" style:country-asian="CN"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size-asian="8pt" style:language-asian="zh" style:country-asian="CN" style:font-name-complex="Arial1" style:font-family-complex="Arial" style:font-family-generic-complex="system" style:font-pitch-complex="variable" style:font-size-complex="8pt" text:display="none"/>
    </style:style>
    <style:style style:name="abs_5f_metadata_5f_label" style:display-name="abs_metadata_label" style:family="text" style:parent-style-name="Default_20_Paragraph_20_Font"/>
    <style:style style:name="bibliographic-information_5f__5f_value" style:display-name="bibliographic-information__value" style:family="text" style:parent-style-name="Default_20_Paragraph_20_Font"/>
    <style:style style:name="APA_20_Block_20_Quote_20_1st_20_para_20_Char" style:display-name="APA Block Quote 1st para Char" style:family="text" style:parent-style-name="APA_20_Char1">
      <style:text-properties fo:font-size="12pt" style:font-name-asian="Calibri1" style:font-family-asian="Calibri" style:font-family-generic-asian="system" style:font-pitch-asian="variable" style:font-size-asian="12pt" style:font-size-complex="12pt"/>
    </style:style>
    <style:style style:name="APA_20_Heading_20_1_20_Char" style:display-name="APA Heading 1 Char" style:family="text" style:parent-style-name="APA_20_Char1">
      <style:text-properties fo:font-size="12pt" fo:font-weight="bold" style:font-name-asian="Calibri1" style:font-family-asian="Calibri" style:font-family-generic-asian="system" style:font-pitch-asian="variable" style:font-size-asian="12pt" style:font-weight-asian="bold" style:font-size-complex="12pt"/>
    </style:style>
    <style:style style:name="APA_20_Heading_20_2_20_Char" style:display-name="APA Heading 2 Char" style:family="text" style:parent-style-name="APA_20_Char1">
      <style:text-properties fo:font-size="12pt" fo:font-weight="bold" style:font-name-asian="Calibri1" style:font-family-asian="Calibri" style:font-family-generic-asian="system" style:font-pitch-asian="variable" style:font-size-asian="12pt" style:font-weight-asian="bold" style:font-size-complex="12pt"/>
    </style:style>
    <style:style style:name="APA_20_Heading_20_3_20_Char" style:display-name="APA Heading 3 Char" style:family="text" style:parent-style-name="APA_20_Char1">
      <style:text-properties fo:font-size="12pt" fo:font-weight="bold" style:font-name-asian="Calibri1" style:font-family-asian="Calibri" style:font-family-generic-asian="system" style:font-pitch-asian="variable" style:font-size-asian="12pt" style:font-weight-asian="bold" style:font-size-complex="12pt"/>
    </style:style>
    <style:style style:name="APA_20_Heading_20_4_20_Char" style:display-name="APA Heading 4 Char" style:family="text" style:parent-style-name="APA_20_Char1">
      <style:text-properties fo:font-size="12pt"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APA_20_Heading_20_5_20_Char" style:display-name="APA Heading 5 Char" style:family="text" style:parent-style-name="APA_20_Char1">
      <style:text-properties fo:font-size="12pt" fo:font-style="italic" style:font-name-asian="Calibri1" style:font-family-asian="Calibri" style:font-family-generic-asian="system" style:font-pitch-asian="variable" style:font-size-asian="12pt" style:font-style-asian="italic" style:font-size-complex="12pt"/>
    </style:style>
    <style:style style:name="epub-section_5f__5f_item" style:display-name="epub-section__item" style:family="text" style:parent-style-name="Default_20_Paragraph_20_Font"/>
    <style:style style:name="publication-meta-journal" style:family="text" style:parent-style-name="Default_20_Paragraph_20_Font"/>
    <style:style style:name="journaltitle" style:family="text" style:parent-style-name="Default_20_Paragraph_20_Font"/>
    <style:style style:name="span-citation1" style:family="text" style:parent-style-name="Default_20_Paragraph_20_Font"/>
    <style:style style:name="citation-data" style:family="text" style:parent-style-name="Default_20_Paragraph_20_Font"/>
    <style:style style:name="art_5f_authors" style:display-name="art_authors" style:family="text" style:parent-style-name="Default_20_Paragraph_20_Font"/>
    <style:style style:name="year" style:family="text" style:parent-style-name="Default_20_Paragraph_20_Font"/>
    <style:style style:name="journalname" style:family="text" style:parent-style-name="Default_20_Paragraph_20_Font"/>
    <style:style style:name="volume" style:family="text" style:parent-style-name="Default_20_Paragraph_20_Font"/>
    <style:style style:name="issue" style:family="text" style:parent-style-name="Default_20_Paragraph_20_Font"/>
    <style:style style:name="page" style:family="text" style:parent-style-name="Default_20_Paragraph_20_Font"/>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size-asian="10pt" style:font-size-complex="10pt"/>
    </style:style>
    <style:style style:name="ListLabel_20_3" style:display-name="ListLabel 3" style:family="text">
      <style:text-properties fo:font-size="10pt" style:font-size-asian="10pt" style:font-size-complex="10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font-size="10pt" style:font-size-asian="10pt" style:font-size-complex="10pt"/>
    </style:style>
    <style:style style:name="ListLabel_20_6" style:display-name="ListLabel 6" style:family="text">
      <style:text-properties fo:font-size="10pt" style:font-size-asian="10pt" style:font-size-complex="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color="#000000"/>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2" style:display-name="ListLabel 12" style:family="text">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3" style:display-name="ListLabel 13" style:family="text">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4" style:display-name="ListLabel 14" style:family="text">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5" style:display-name="ListLabel 15" style:family="text">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6" style:display-name="ListLabel 16" style:family="text">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7" style:display-name="ListLabel 17" style:family="text">
      <style:text-properties style:use-window-font-color="true" style:text-underline-style="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2.03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76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0.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77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text:start-value="2">
        <style:list-level-properties text:list-level-position-and-space-mode="label-alignment">
          <style:list-level-label-alignment text:label-followed-by="listtab" fo:text-indent="-0.635cm" fo:margin-left="1.2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fo:text-indent="-0.635cm" fo:margin-left="1.2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 style:num-suffix="." style:num-format="1">
        <style:list-level-properties text:list-level-position-and-space-mode="label-alignment">
          <style:list-level-label-alignment text:label-followed-by="listtab" fo:text-indent="-0.635cm" fo:margin-left="1.2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 style:num-suffix="." style:num-format="1" text:start-value="3">
        <style:list-level-properties text:list-level-position-and-space-mode="label-alignment">
          <style:list-level-label-alignment text:label-followed-by="listtab" fo:text-indent="-0.635cm" fo:margin-left="1.9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9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6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3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0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7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4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 style:num-suffix="." style:num-format="1" text:start-value="2">
        <style:list-level-properties text:list-level-position-and-space-mode="label-alignment">
          <style:list-level-label-alignment text:label-followed-by="listtab" fo:text-indent="-0.635cm" fo:margin-left="1.9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9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6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3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0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7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4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3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1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i" style:print-orientation="portrait" fo:margin-top="1.27cm" fo:margin-bottom="1.27cm" fo:margin-left="3.81cm" fo:margin-right="2.54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6.35cm" fo:margin-left="0cm" fo:margin-right="0cm" fo:margin-bottom="6.24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i" style:print-orientation="portrait" fo:margin-top="1.27cm" fo:margin-bottom="1.27cm" fo:margin-left="3.81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1.27cm" fo:margin-bottom="1.27cm" fo:margin-left="3.81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APA_20_Page_20_Heading"/>
        <text:p text:style-name="APA_20_Page_20_Heading"><text:tab/></text:p>
      </style:header>
      <style:footer>
        <text:p text:style-name="MP1"/>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ted1" style:page-layout-name="Mpm2">
      <style:header>
        <text:p text:style-name="APA_20_Page_20_Heading"/>
        <text:p text:style-name="APA_20_Page_20_Heading"><text:tab/></text:p>
      </style:header>
      <style:footer>
        <text:p text:style-name="MP1"><text:page-number text:select-page="current">ix</text:page-number></text:p>
      </style:footer>
    </style:master-page>
    <style:master-page style:name="Converted2" style:page-layout-name="Mpm2" style:next-style-name="Converted1">
      <style:header>
        <text:p text:style-name="APA_20_Page_20_Heading"/>
      </style:header>
      <style:footer>
        <text:p text:style-name="MP1"><text:page-number text:select-page="current">iii</text:page-number></text:p>
        <text:p text:style-name="Footer"/>
      </style:footer>
    </style:master-page>
    <style:master-page style:name="Converted3" style:page-layout-name="Mpm3" style:next-style-name="Converted4">
      <style:header>
        <text:p text:style-name="Header"/>
      </style:header>
      <style:footer>
        <text:p text:style-name="MP1"><text:page-number text:select-page="current">1</text:page-number></text:p>
        <text:p text:style-name="Footer"/>
      </style:footer>
    </style:master-page>
    <style:master-page style:name="Converted4" style:page-layout-name="Mpm3">
      <style:header>
        <text:p text:style-name="APA_20_Page_20_Heading"/>
        <text:p text:style-name="APA_20_Page_20_Heading"><text:tab/></text:p>
      </style:header>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20-02-15T01:30:02.819275061</meta:creation-date>
    <meta:editing-duration>P0D</meta:editing-duration>
    <meta:generator>LibreOffice/6.0.7.3$Linux_X86_64 LibreOffice_project/00m0$Build-3</meta:generator>
    <meta:document-statistic meta:table-count="2" meta:image-count="0" meta:object-count="0" meta:page-count="42" meta:paragraph-count="314" meta:word-count="5868" meta:character-count="38244" meta:non-whitespace-character-count="325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